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7.709cm" fo:margin-left="0cm" fo:break-before="auto" fo:break-after="auto" table:align="left" fo:keep-with-next="always"/>
    </style:style>
    <style:style style:name="Таблица1.A" style:family="table-column">
      <style:table-column-properties style:column-width="1.707cm"/>
    </style:style>
    <style:style style:name="Таблица1.B" style:family="table-column">
      <style:table-column-properties style:column-width="4.281cm"/>
    </style:style>
    <style:style style:name="Таблица1.C" style:family="table-column">
      <style:table-column-properties style:column-width="5.606cm"/>
    </style:style>
    <style:style style:name="Таблица1.D" style:family="table-column">
      <style:table-column-properties style:column-width="8.105cm"/>
    </style:style>
    <style:style style:name="Таблица1.E" style:family="table-column">
      <style:table-column-properties style:column-width="8.01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E1" style:family="table-cell">
      <style:table-cell-properties fo:background-color="#cfe7f5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none" fo:border-top="none" fo:border-bottom="0.05pt solid #000000"/>
    </style:style>
    <style:style style:name="Таблица1.D31" style:family="table-cell">
      <style:table-cell-properties fo:padding="0.097cm" fo:border-left="0.05pt solid #000000" fo:border-right="none" fo:border-top="none" fo:border-bottom="0.05pt solid #000000"/>
    </style:style>
    <style:style style:name="Таблица1.E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none" fo:border-top="none" fo:border-bottom="0.05pt solid #000000"/>
    </style:style>
    <style:style style:name="Таблица1.D32" style:family="table-cell">
      <style:table-cell-properties fo:padding="0.097cm" fo:border-left="0.05pt solid #000000" fo:border-right="none" fo:border-top="none" fo:border-bottom="0.05pt solid #000000"/>
    </style:style>
    <style:style style:name="Таблица1.E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B33" style:family="table-cell">
      <style:table-cell-properties fo:padding="0.097cm" fo:border-left="0.05pt solid #000000" fo:border-right="none" fo:border-top="none" fo:border-bottom="0.05pt solid #000000"/>
    </style:style>
    <style:style style:name="Таблица1.C33" style:family="table-cell">
      <style:table-cell-properties fo:padding="0.097cm" fo:border-left="0.05pt solid #000000" fo:border-right="none" fo:border-top="none" fo:border-bottom="0.05pt solid #000000"/>
    </style:style>
    <style:style style:name="Таблица1.D33" style:family="table-cell">
      <style:table-cell-properties fo:padding="0.097cm" fo:border-left="0.05pt solid #000000" fo:border-right="none" fo:border-top="none" fo:border-bottom="0.05pt solid #000000"/>
    </style:style>
    <style:style style:name="Таблица1.E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B34" style:family="table-cell">
      <style:table-cell-properties fo:padding="0.097cm" fo:border-left="0.05pt solid #000000" fo:border-right="none" fo:border-top="none" fo:border-bottom="0.05pt solid #000000"/>
    </style:style>
    <style:style style:name="Таблица1.C34" style:family="table-cell">
      <style:table-cell-properties fo:padding="0.097cm" fo:border-left="0.05pt solid #000000" fo:border-right="none" fo:border-top="none" fo:border-bottom="0.05pt solid #000000"/>
    </style:style>
    <style:style style:name="Таблица1.D34" style:family="table-cell">
      <style:table-cell-properties fo:padding="0.097cm" fo:border-left="0.05pt solid #000000" fo:border-right="none" fo:border-top="none" fo:border-bottom="0.05pt solid #000000"/>
    </style:style>
    <style:style style:name="Таблица1.E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B35" style:family="table-cell">
      <style:table-cell-properties fo:padding="0.097cm" fo:border-left="0.05pt solid #000000" fo:border-right="none" fo:border-top="none" fo:border-bottom="0.05pt solid #000000"/>
    </style:style>
    <style:style style:name="Таблица1.C35" style:family="table-cell">
      <style:table-cell-properties fo:padding="0.097cm" fo:border-left="0.05pt solid #000000" fo:border-right="none" fo:border-top="none" fo:border-bottom="0.05pt solid #000000"/>
    </style:style>
    <style:style style:name="Таблица1.D35" style:family="table-cell">
      <style:table-cell-properties fo:padding="0.097cm" fo:border-left="0.05pt solid #000000" fo:border-right="none" fo:border-top="none" fo:border-bottom="0.05pt solid #000000"/>
    </style:style>
    <style:style style:name="Таблица1.E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B36" style:family="table-cell">
      <style:table-cell-properties fo:padding="0.097cm" fo:border-left="0.05pt solid #000000" fo:border-right="none" fo:border-top="none" fo:border-bottom="0.05pt solid #000000"/>
    </style:style>
    <style:style style:name="Таблица1.C36" style:family="table-cell">
      <style:table-cell-properties fo:padding="0.097cm" fo:border-left="0.05pt solid #000000" fo:border-right="none" fo:border-top="none" fo:border-bottom="0.05pt solid #000000"/>
    </style:style>
    <style:style style:name="Таблица1.D36" style:family="table-cell">
      <style:table-cell-properties fo:padding="0.097cm" fo:border-left="0.05pt solid #000000" fo:border-right="none" fo:border-top="none" fo:border-bottom="0.05pt solid #000000"/>
    </style:style>
    <style:style style:name="Таблица1.E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B37" style:family="table-cell">
      <style:table-cell-properties fo:padding="0.097cm" fo:border-left="0.05pt solid #000000" fo:border-right="none" fo:border-top="none" fo:border-bottom="0.05pt solid #000000"/>
    </style:style>
    <style:style style:name="Таблица1.C37" style:family="table-cell">
      <style:table-cell-properties fo:padding="0.097cm" fo:border-left="0.05pt solid #000000" fo:border-right="none" fo:border-top="none" fo:border-bottom="0.05pt solid #000000"/>
    </style:style>
    <style:style style:name="Таблица1.D37" style:family="table-cell">
      <style:table-cell-properties fo:padding="0.097cm" fo:border-left="0.05pt solid #000000" fo:border-right="none" fo:border-top="none" fo:border-bottom="0.05pt solid #000000"/>
    </style:style>
    <style:style style:name="Таблица1.E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B38" style:family="table-cell">
      <style:table-cell-properties fo:padding="0.097cm" fo:border-left="0.05pt solid #000000" fo:border-right="none" fo:border-top="none" fo:border-bottom="0.05pt solid #000000"/>
    </style:style>
    <style:style style:name="Таблица1.C38" style:family="table-cell">
      <style:table-cell-properties fo:padding="0.097cm" fo:border-left="0.05pt solid #000000" fo:border-right="none" fo:border-top="none" fo:border-bottom="0.05pt solid #000000"/>
    </style:style>
    <style:style style:name="Таблица1.D38" style:family="table-cell">
      <style:table-cell-properties fo:padding="0.097cm" fo:border-left="0.05pt solid #000000" fo:border-right="none" fo:border-top="none" fo:border-bottom="0.05pt solid #000000"/>
    </style:style>
    <style:style style:name="Таблица1.E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B39" style:family="table-cell">
      <style:table-cell-properties fo:padding="0.097cm" fo:border-left="0.05pt solid #000000" fo:border-right="none" fo:border-top="none" fo:border-bottom="0.05pt solid #000000"/>
    </style:style>
    <style:style style:name="Таблица1.C39" style:family="table-cell">
      <style:table-cell-properties fo:padding="0.097cm" fo:border-left="0.05pt solid #000000" fo:border-right="none" fo:border-top="none" fo:border-bottom="0.05pt solid #000000"/>
    </style:style>
    <style:style style:name="Таблица1.D39" style:family="table-cell">
      <style:table-cell-properties fo:padding="0.097cm" fo:border-left="0.05pt solid #000000" fo:border-right="none" fo:border-top="none" fo:border-bottom="0.05pt solid #000000"/>
    </style:style>
    <style:style style:name="Таблица1.E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B40" style:family="table-cell">
      <style:table-cell-properties fo:padding="0.097cm" fo:border-left="0.05pt solid #000000" fo:border-right="none" fo:border-top="none" fo:border-bottom="0.05pt solid #000000"/>
    </style:style>
    <style:style style:name="Таблица1.C40" style:family="table-cell">
      <style:table-cell-properties fo:padding="0.097cm" fo:border-left="0.05pt solid #000000" fo:border-right="none" fo:border-top="none" fo:border-bottom="0.05pt solid #000000"/>
    </style:style>
    <style:style style:name="Таблица1.D40" style:family="table-cell">
      <style:table-cell-properties fo:padding="0.097cm" fo:border-left="0.05pt solid #000000" fo:border-right="none" fo:border-top="none" fo:border-bottom="0.05pt solid #000000"/>
    </style:style>
    <style:style style:name="Таблица1.E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B41" style:family="table-cell">
      <style:table-cell-properties fo:padding="0.097cm" fo:border-left="0.05pt solid #000000" fo:border-right="none" fo:border-top="none" fo:border-bottom="0.05pt solid #000000"/>
    </style:style>
    <style:style style:name="Таблица1.C41" style:family="table-cell">
      <style:table-cell-properties fo:padding="0.097cm" fo:border-left="0.05pt solid #000000" fo:border-right="none" fo:border-top="none" fo:border-bottom="0.05pt solid #000000"/>
    </style:style>
    <style:style style:name="Таблица1.D41" style:family="table-cell">
      <style:table-cell-properties fo:padding="0.097cm" fo:border-left="0.05pt solid #000000" fo:border-right="none" fo:border-top="none" fo:border-bottom="0.05pt solid #000000"/>
    </style:style>
    <style:style style:name="Таблица1.E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B42" style:family="table-cell">
      <style:table-cell-properties fo:padding="0.097cm" fo:border-left="0.05pt solid #000000" fo:border-right="none" fo:border-top="none" fo:border-bottom="0.05pt solid #000000"/>
    </style:style>
    <style:style style:name="Таблица1.C42" style:family="table-cell">
      <style:table-cell-properties fo:padding="0.097cm" fo:border-left="0.05pt solid #000000" fo:border-right="none" fo:border-top="none" fo:border-bottom="0.05pt solid #000000"/>
    </style:style>
    <style:style style:name="Таблица1.D42" style:family="table-cell">
      <style:table-cell-properties fo:padding="0.097cm" fo:border-left="0.05pt solid #000000" fo:border-right="none" fo:border-top="none" fo:border-bottom="0.05pt solid #000000"/>
    </style:style>
    <style:style style:name="Таблица1.E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B43" style:family="table-cell">
      <style:table-cell-properties fo:padding="0.097cm" fo:border-left="0.05pt solid #000000" fo:border-right="none" fo:border-top="none" fo:border-bottom="0.05pt solid #000000"/>
    </style:style>
    <style:style style:name="Таблица1.C43" style:family="table-cell">
      <style:table-cell-properties fo:padding="0.097cm" fo:border-left="0.05pt solid #000000" fo:border-right="none" fo:border-top="none" fo:border-bottom="0.05pt solid #000000"/>
    </style:style>
    <style:style style:name="Таблица1.D43" style:family="table-cell">
      <style:table-cell-properties fo:padding="0.097cm" fo:border-left="0.05pt solid #000000" fo:border-right="none" fo:border-top="none" fo:border-bottom="0.05pt solid #000000"/>
    </style:style>
    <style:style style:name="Таблица1.E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B44" style:family="table-cell">
      <style:table-cell-properties fo:padding="0.097cm" fo:border-left="0.05pt solid #000000" fo:border-right="none" fo:border-top="none" fo:border-bottom="0.05pt solid #000000"/>
    </style:style>
    <style:style style:name="Таблица1.C44" style:family="table-cell">
      <style:table-cell-properties fo:padding="0.097cm" fo:border-left="0.05pt solid #000000" fo:border-right="none" fo:border-top="none" fo:border-bottom="0.05pt solid #000000"/>
    </style:style>
    <style:style style:name="Таблица1.D44" style:family="table-cell">
      <style:table-cell-properties fo:padding="0.097cm" fo:border-left="0.05pt solid #000000" fo:border-right="none" fo:border-top="none" fo:border-bottom="0.05pt solid #000000"/>
    </style:style>
    <style:style style:name="Таблица1.E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B45" style:family="table-cell">
      <style:table-cell-properties fo:padding="0.097cm" fo:border-left="0.05pt solid #000000" fo:border-right="none" fo:border-top="none" fo:border-bottom="0.05pt solid #000000"/>
    </style:style>
    <style:style style:name="Таблица1.C45" style:family="table-cell">
      <style:table-cell-properties fo:padding="0.097cm" fo:border-left="0.05pt solid #000000" fo:border-right="none" fo:border-top="none" fo:border-bottom="0.05pt solid #000000"/>
    </style:style>
    <style:style style:name="Таблица1.D45" style:family="table-cell">
      <style:table-cell-properties fo:padding="0.097cm" fo:border-left="0.05pt solid #000000" fo:border-right="none" fo:border-top="none" fo:border-bottom="0.05pt solid #000000"/>
    </style:style>
    <style:style style:name="Таблица1.E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B46" style:family="table-cell">
      <style:table-cell-properties fo:padding="0.097cm" fo:border-left="0.05pt solid #000000" fo:border-right="none" fo:border-top="none" fo:border-bottom="0.05pt solid #000000"/>
    </style:style>
    <style:style style:name="Таблица1.C46" style:family="table-cell">
      <style:table-cell-properties fo:padding="0.097cm" fo:border-left="0.05pt solid #000000" fo:border-right="none" fo:border-top="none" fo:border-bottom="0.05pt solid #000000"/>
    </style:style>
    <style:style style:name="Таблица1.D46" style:family="table-cell">
      <style:table-cell-properties fo:padding="0.097cm" fo:border-left="0.05pt solid #000000" fo:border-right="none" fo:border-top="none" fo:border-bottom="0.05pt solid #000000"/>
    </style:style>
    <style:style style:name="Таблица1.E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B47" style:family="table-cell">
      <style:table-cell-properties fo:padding="0.097cm" fo:border-left="0.05pt solid #000000" fo:border-right="none" fo:border-top="none" fo:border-bottom="0.05pt solid #000000"/>
    </style:style>
    <style:style style:name="Таблица1.C47" style:family="table-cell">
      <style:table-cell-properties fo:padding="0.097cm" fo:border-left="0.05pt solid #000000" fo:border-right="none" fo:border-top="none" fo:border-bottom="0.05pt solid #000000"/>
    </style:style>
    <style:style style:name="Таблица1.D47" style:family="table-cell">
      <style:table-cell-properties fo:padding="0.097cm" fo:border-left="0.05pt solid #000000" fo:border-right="none" fo:border-top="none" fo:border-bottom="0.05pt solid #000000"/>
    </style:style>
    <style:style style:name="Таблица1.E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B48" style:family="table-cell">
      <style:table-cell-properties fo:padding="0.097cm" fo:border-left="0.05pt solid #000000" fo:border-right="none" fo:border-top="none" fo:border-bottom="0.05pt solid #000000"/>
    </style:style>
    <style:style style:name="Таблица1.C48" style:family="table-cell">
      <style:table-cell-properties fo:padding="0.097cm" fo:border-left="0.05pt solid #000000" fo:border-right="none" fo:border-top="none" fo:border-bottom="0.05pt solid #000000"/>
    </style:style>
    <style:style style:name="Таблица1.D48" style:family="table-cell">
      <style:table-cell-properties fo:padding="0.097cm" fo:border-left="0.05pt solid #000000" fo:border-right="none" fo:border-top="none" fo:border-bottom="0.05pt solid #000000"/>
    </style:style>
    <style:style style:name="Таблица1.E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B49" style:family="table-cell">
      <style:table-cell-properties fo:padding="0.097cm" fo:border-left="0.05pt solid #000000" fo:border-right="none" fo:border-top="none" fo:border-bottom="0.05pt solid #000000"/>
    </style:style>
    <style:style style:name="Таблица1.C49" style:family="table-cell">
      <style:table-cell-properties fo:padding="0.097cm" fo:border-left="0.05pt solid #000000" fo:border-right="none" fo:border-top="none" fo:border-bottom="0.05pt solid #000000"/>
    </style:style>
    <style:style style:name="Таблица1.D49" style:family="table-cell">
      <style:table-cell-properties fo:padding="0.097cm" fo:border-left="0.05pt solid #000000" fo:border-right="none" fo:border-top="none" fo:border-bottom="0.05pt solid #000000"/>
    </style:style>
    <style:style style:name="Таблица1.E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B50" style:family="table-cell">
      <style:table-cell-properties fo:padding="0.097cm" fo:border-left="0.05pt solid #000000" fo:border-right="none" fo:border-top="none" fo:border-bottom="0.05pt solid #000000"/>
    </style:style>
    <style:style style:name="Таблица1.C50" style:family="table-cell">
      <style:table-cell-properties fo:padding="0.097cm" fo:border-left="0.05pt solid #000000" fo:border-right="none" fo:border-top="none" fo:border-bottom="0.05pt solid #000000"/>
    </style:style>
    <style:style style:name="Таблица1.D50" style:family="table-cell">
      <style:table-cell-properties fo:padding="0.097cm" fo:border-left="0.05pt solid #000000" fo:border-right="none" fo:border-top="none" fo:border-bottom="0.05pt solid #000000"/>
    </style:style>
    <style:style style:name="Таблица1.E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B51" style:family="table-cell">
      <style:table-cell-properties fo:padding="0.097cm" fo:border-left="0.05pt solid #000000" fo:border-right="none" fo:border-top="none" fo:border-bottom="0.05pt solid #000000"/>
    </style:style>
    <style:style style:name="Таблица1.C51" style:family="table-cell">
      <style:table-cell-properties fo:padding="0.097cm" fo:border-left="0.05pt solid #000000" fo:border-right="none" fo:border-top="none" fo:border-bottom="0.05pt solid #000000"/>
    </style:style>
    <style:style style:name="Таблица1.D51" style:family="table-cell">
      <style:table-cell-properties fo:padding="0.097cm" fo:border-left="0.05pt solid #000000" fo:border-right="none" fo:border-top="none" fo:border-bottom="0.05pt solid #000000"/>
    </style:style>
    <style:style style:name="Таблица1.E5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B52" style:family="table-cell">
      <style:table-cell-properties fo:padding="0.097cm" fo:border-left="0.05pt solid #000000" fo:border-right="none" fo:border-top="none" fo:border-bottom="0.05pt solid #000000"/>
    </style:style>
    <style:style style:name="Таблица1.C52" style:family="table-cell">
      <style:table-cell-properties fo:padding="0.097cm" fo:border-left="0.05pt solid #000000" fo:border-right="none" fo:border-top="none" fo:border-bottom="0.05pt solid #000000"/>
    </style:style>
    <style:style style:name="Таблица1.D52" style:family="table-cell">
      <style:table-cell-properties fo:padding="0.097cm" fo:border-left="0.05pt solid #000000" fo:border-right="none" fo:border-top="none" fo:border-bottom="0.05pt solid #000000"/>
    </style:style>
    <style:style style:name="Таблица1.E5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B53" style:family="table-cell">
      <style:table-cell-properties fo:padding="0.097cm" fo:border-left="0.05pt solid #000000" fo:border-right="none" fo:border-top="none" fo:border-bottom="0.05pt solid #000000"/>
    </style:style>
    <style:style style:name="Таблица1.C53" style:family="table-cell">
      <style:table-cell-properties fo:padding="0.097cm" fo:border-left="0.05pt solid #000000" fo:border-right="none" fo:border-top="none" fo:border-bottom="0.05pt solid #000000"/>
    </style:style>
    <style:style style:name="Таблица1.D53" style:family="table-cell">
      <style:table-cell-properties fo:padding="0.097cm" fo:border-left="0.05pt solid #000000" fo:border-right="none" fo:border-top="none" fo:border-bottom="0.05pt solid #000000"/>
    </style:style>
    <style:style style:name="Таблица1.E5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4" style:family="table-cell">
      <style:table-cell-properties fo:padding="0.097cm" fo:border-left="0.05pt solid #000000" fo:border-right="none" fo:border-top="none" fo:border-bottom="0.05pt solid #000000"/>
    </style:style>
    <style:style style:name="Таблица1.B54" style:family="table-cell">
      <style:table-cell-properties fo:padding="0.097cm" fo:border-left="0.05pt solid #000000" fo:border-right="none" fo:border-top="none" fo:border-bottom="0.05pt solid #000000"/>
    </style:style>
    <style:style style:name="Таблица1.C54" style:family="table-cell">
      <style:table-cell-properties fo:padding="0.097cm" fo:border-left="0.05pt solid #000000" fo:border-right="none" fo:border-top="none" fo:border-bottom="0.05pt solid #000000"/>
    </style:style>
    <style:style style:name="Таблица1.D54" style:family="table-cell">
      <style:table-cell-properties fo:padding="0.097cm" fo:border-left="0.05pt solid #000000" fo:border-right="none" fo:border-top="none" fo:border-bottom="0.05pt solid #000000"/>
    </style:style>
    <style:style style:name="Таблица1.E5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B55" style:family="table-cell">
      <style:table-cell-properties fo:padding="0.097cm" fo:border-left="0.05pt solid #000000" fo:border-right="none" fo:border-top="none" fo:border-bottom="0.05pt solid #000000"/>
    </style:style>
    <style:style style:name="Таблица1.C55" style:family="table-cell">
      <style:table-cell-properties fo:padding="0.097cm" fo:border-left="0.05pt solid #000000" fo:border-right="none" fo:border-top="none" fo:border-bottom="0.05pt solid #000000"/>
    </style:style>
    <style:style style:name="Таблица1.D55" style:family="table-cell">
      <style:table-cell-properties fo:padding="0.097cm" fo:border-left="0.05pt solid #000000" fo:border-right="none" fo:border-top="none" fo:border-bottom="0.05pt solid #000000"/>
    </style:style>
    <style:style style:name="Таблица1.E5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B56" style:family="table-cell">
      <style:table-cell-properties fo:padding="0.097cm" fo:border-left="0.05pt solid #000000" fo:border-right="none" fo:border-top="none" fo:border-bottom="0.05pt solid #000000"/>
    </style:style>
    <style:style style:name="Таблица1.C56" style:family="table-cell">
      <style:table-cell-properties fo:padding="0.097cm" fo:border-left="0.05pt solid #000000" fo:border-right="none" fo:border-top="none" fo:border-bottom="0.05pt solid #000000"/>
    </style:style>
    <style:style style:name="Таблица1.D56" style:family="table-cell">
      <style:table-cell-properties fo:padding="0.097cm" fo:border-left="0.05pt solid #000000" fo:border-right="none" fo:border-top="none" fo:border-bottom="0.05pt solid #000000"/>
    </style:style>
    <style:style style:name="Таблица1.E5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B57" style:family="table-cell">
      <style:table-cell-properties fo:padding="0.097cm" fo:border-left="0.05pt solid #000000" fo:border-right="none" fo:border-top="none" fo:border-bottom="0.05pt solid #000000"/>
    </style:style>
    <style:style style:name="Таблица1.C57" style:family="table-cell">
      <style:table-cell-properties fo:padding="0.097cm" fo:border-left="0.05pt solid #000000" fo:border-right="none" fo:border-top="none" fo:border-bottom="0.05pt solid #000000"/>
    </style:style>
    <style:style style:name="Таблица1.D57" style:family="table-cell">
      <style:table-cell-properties fo:padding="0.097cm" fo:border-left="0.05pt solid #000000" fo:border-right="none" fo:border-top="none" fo:border-bottom="0.05pt solid #000000"/>
    </style:style>
    <style:style style:name="Таблица1.E5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B58" style:family="table-cell">
      <style:table-cell-properties fo:padding="0.097cm" fo:border-left="0.05pt solid #000000" fo:border-right="none" fo:border-top="none" fo:border-bottom="0.05pt solid #000000"/>
    </style:style>
    <style:style style:name="Таблица1.C58" style:family="table-cell">
      <style:table-cell-properties fo:padding="0.097cm" fo:border-left="0.05pt solid #000000" fo:border-right="none" fo:border-top="none" fo:border-bottom="0.05pt solid #000000"/>
    </style:style>
    <style:style style:name="Таблица1.D58" style:family="table-cell">
      <style:table-cell-properties fo:padding="0.097cm" fo:border-left="0.05pt solid #000000" fo:border-right="none" fo:border-top="none" fo:border-bottom="0.05pt solid #000000"/>
    </style:style>
    <style:style style:name="Таблица1.E5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9" style:family="table-cell">
      <style:table-cell-properties fo:padding="0.097cm" fo:border-left="0.05pt solid #000000" fo:border-right="none" fo:border-top="none" fo:border-bottom="0.05pt solid #000000"/>
    </style:style>
    <style:style style:name="Таблица1.B59" style:family="table-cell">
      <style:table-cell-properties fo:padding="0.097cm" fo:border-left="0.05pt solid #000000" fo:border-right="none" fo:border-top="none" fo:border-bottom="0.05pt solid #000000"/>
    </style:style>
    <style:style style:name="Таблица1.C59" style:family="table-cell">
      <style:table-cell-properties fo:padding="0.097cm" fo:border-left="0.05pt solid #000000" fo:border-right="none" fo:border-top="none" fo:border-bottom="0.05pt solid #000000"/>
    </style:style>
    <style:style style:name="Таблица1.D59" style:family="table-cell">
      <style:table-cell-properties fo:padding="0.097cm" fo:border-left="0.05pt solid #000000" fo:border-right="none" fo:border-top="none" fo:border-bottom="0.05pt solid #000000"/>
    </style:style>
    <style:style style:name="Таблица1.E5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B60" style:family="table-cell">
      <style:table-cell-properties fo:padding="0.097cm" fo:border-left="0.05pt solid #000000" fo:border-right="none" fo:border-top="none" fo:border-bottom="0.05pt solid #000000"/>
    </style:style>
    <style:style style:name="Таблица1.C60" style:family="table-cell">
      <style:table-cell-properties fo:padding="0.097cm" fo:border-left="0.05pt solid #000000" fo:border-right="none" fo:border-top="none" fo:border-bottom="0.05pt solid #000000"/>
    </style:style>
    <style:style style:name="Таблица1.D60" style:family="table-cell">
      <style:table-cell-properties fo:padding="0.097cm" fo:border-left="0.05pt solid #000000" fo:border-right="none" fo:border-top="none" fo:border-bottom="0.05pt solid #000000"/>
    </style:style>
    <style:style style:name="Таблица1.E6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B61" style:family="table-cell">
      <style:table-cell-properties fo:padding="0.097cm" fo:border-left="0.05pt solid #000000" fo:border-right="none" fo:border-top="none" fo:border-bottom="0.05pt solid #000000"/>
    </style:style>
    <style:style style:name="Таблица1.C61" style:family="table-cell">
      <style:table-cell-properties fo:padding="0.097cm" fo:border-left="0.05pt solid #000000" fo:border-right="none" fo:border-top="none" fo:border-bottom="0.05pt solid #000000"/>
    </style:style>
    <style:style style:name="Таблица1.D61" style:family="table-cell">
      <style:table-cell-properties fo:padding="0.097cm" fo:border-left="0.05pt solid #000000" fo:border-right="none" fo:border-top="none" fo:border-bottom="0.05pt solid #000000"/>
    </style:style>
    <style:style style:name="Таблица1.E6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B62" style:family="table-cell">
      <style:table-cell-properties fo:padding="0.097cm" fo:border-left="0.05pt solid #000000" fo:border-right="none" fo:border-top="none" fo:border-bottom="0.05pt solid #000000"/>
    </style:style>
    <style:style style:name="Таблица1.C62" style:family="table-cell">
      <style:table-cell-properties fo:padding="0.097cm" fo:border-left="0.05pt solid #000000" fo:border-right="none" fo:border-top="none" fo:border-bottom="0.05pt solid #000000"/>
    </style:style>
    <style:style style:name="Таблица1.D62" style:family="table-cell">
      <style:table-cell-properties fo:padding="0.097cm" fo:border-left="0.05pt solid #000000" fo:border-right="none" fo:border-top="none" fo:border-bottom="0.05pt solid #000000"/>
    </style:style>
    <style:style style:name="Таблица1.E6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B63" style:family="table-cell">
      <style:table-cell-properties fo:padding="0.097cm" fo:border-left="0.05pt solid #000000" fo:border-right="none" fo:border-top="none" fo:border-bottom="0.05pt solid #000000"/>
    </style:style>
    <style:style style:name="Таблица1.C63" style:family="table-cell">
      <style:table-cell-properties fo:padding="0.097cm" fo:border-left="0.05pt solid #000000" fo:border-right="none" fo:border-top="none" fo:border-bottom="0.05pt solid #000000"/>
    </style:style>
    <style:style style:name="Таблица1.D63" style:family="table-cell">
      <style:table-cell-properties fo:padding="0.097cm" fo:border-left="0.05pt solid #000000" fo:border-right="none" fo:border-top="none" fo:border-bottom="0.05pt solid #000000"/>
    </style:style>
    <style:style style:name="Таблица1.E6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B64" style:family="table-cell">
      <style:table-cell-properties fo:padding="0.097cm" fo:border-left="0.05pt solid #000000" fo:border-right="none" fo:border-top="none" fo:border-bottom="0.05pt solid #000000"/>
    </style:style>
    <style:style style:name="Таблица1.C64" style:family="table-cell">
      <style:table-cell-properties fo:padding="0.097cm" fo:border-left="0.05pt solid #000000" fo:border-right="none" fo:border-top="none" fo:border-bottom="0.05pt solid #000000"/>
    </style:style>
    <style:style style:name="Таблица1.D64" style:family="table-cell">
      <style:table-cell-properties fo:padding="0.097cm" fo:border-left="0.05pt solid #000000" fo:border-right="none" fo:border-top="none" fo:border-bottom="0.05pt solid #000000"/>
    </style:style>
    <style:style style:name="Таблица1.E6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B65" style:family="table-cell">
      <style:table-cell-properties fo:padding="0.097cm" fo:border-left="0.05pt solid #000000" fo:border-right="none" fo:border-top="none" fo:border-bottom="0.05pt solid #000000"/>
    </style:style>
    <style:style style:name="Таблица1.C65" style:family="table-cell">
      <style:table-cell-properties fo:padding="0.097cm" fo:border-left="0.05pt solid #000000" fo:border-right="none" fo:border-top="none" fo:border-bottom="0.05pt solid #000000"/>
    </style:style>
    <style:style style:name="Таблица1.D65" style:family="table-cell">
      <style:table-cell-properties fo:padding="0.097cm" fo:border-left="0.05pt solid #000000" fo:border-right="none" fo:border-top="none" fo:border-bottom="0.05pt solid #000000"/>
    </style:style>
    <style:style style:name="Таблица1.E6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B66" style:family="table-cell">
      <style:table-cell-properties fo:padding="0.097cm" fo:border-left="0.05pt solid #000000" fo:border-right="none" fo:border-top="none" fo:border-bottom="0.05pt solid #000000"/>
    </style:style>
    <style:style style:name="Таблица1.C66" style:family="table-cell">
      <style:table-cell-properties fo:padding="0.097cm" fo:border-left="0.05pt solid #000000" fo:border-right="none" fo:border-top="none" fo:border-bottom="0.05pt solid #000000"/>
    </style:style>
    <style:style style:name="Таблица1.D66" style:family="table-cell">
      <style:table-cell-properties fo:padding="0.097cm" fo:border-left="0.05pt solid #000000" fo:border-right="none" fo:border-top="none" fo:border-bottom="0.05pt solid #000000"/>
    </style:style>
    <style:style style:name="Таблица1.E6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7" style:family="table-cell">
      <style:table-cell-properties fo:padding="0.097cm" fo:border-left="0.05pt solid #000000" fo:border-right="none" fo:border-top="none" fo:border-bottom="0.05pt solid #000000"/>
    </style:style>
    <style:style style:name="Таблица1.B67" style:family="table-cell">
      <style:table-cell-properties fo:padding="0.097cm" fo:border-left="0.05pt solid #000000" fo:border-right="none" fo:border-top="none" fo:border-bottom="0.05pt solid #000000"/>
    </style:style>
    <style:style style:name="Таблица1.C67" style:family="table-cell">
      <style:table-cell-properties fo:padding="0.097cm" fo:border-left="0.05pt solid #000000" fo:border-right="none" fo:border-top="none" fo:border-bottom="0.05pt solid #000000"/>
    </style:style>
    <style:style style:name="Таблица1.D67" style:family="table-cell">
      <style:table-cell-properties fo:padding="0.097cm" fo:border-left="0.05pt solid #000000" fo:border-right="none" fo:border-top="none" fo:border-bottom="0.05pt solid #000000"/>
    </style:style>
    <style:style style:name="Таблица1.E6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B68" style:family="table-cell">
      <style:table-cell-properties fo:padding="0.097cm" fo:border-left="0.05pt solid #000000" fo:border-right="none" fo:border-top="none" fo:border-bottom="0.05pt solid #000000"/>
    </style:style>
    <style:style style:name="Таблица1.C68" style:family="table-cell">
      <style:table-cell-properties fo:padding="0.097cm" fo:border-left="0.05pt solid #000000" fo:border-right="none" fo:border-top="none" fo:border-bottom="0.05pt solid #000000"/>
    </style:style>
    <style:style style:name="Таблица1.D68" style:family="table-cell">
      <style:table-cell-properties fo:padding="0.097cm" fo:border-left="0.05pt solid #000000" fo:border-right="none" fo:border-top="none" fo:border-bottom="0.05pt solid #000000"/>
    </style:style>
    <style:style style:name="Таблица1.E6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B69" style:family="table-cell">
      <style:table-cell-properties fo:padding="0.097cm" fo:border-left="0.05pt solid #000000" fo:border-right="none" fo:border-top="none" fo:border-bottom="0.05pt solid #000000"/>
    </style:style>
    <style:style style:name="Таблица1.C69" style:family="table-cell">
      <style:table-cell-properties fo:padding="0.097cm" fo:border-left="0.05pt solid #000000" fo:border-right="none" fo:border-top="none" fo:border-bottom="0.05pt solid #000000"/>
    </style:style>
    <style:style style:name="Таблица1.D69" style:family="table-cell">
      <style:table-cell-properties fo:padding="0.097cm" fo:border-left="0.05pt solid #000000" fo:border-right="none" fo:border-top="none" fo:border-bottom="0.05pt solid #000000"/>
    </style:style>
    <style:style style:name="Таблица1.E6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B70" style:family="table-cell">
      <style:table-cell-properties fo:padding="0.097cm" fo:border-left="0.05pt solid #000000" fo:border-right="none" fo:border-top="none" fo:border-bottom="0.05pt solid #000000"/>
    </style:style>
    <style:style style:name="Таблица1.C70" style:family="table-cell">
      <style:table-cell-properties fo:padding="0.097cm" fo:border-left="0.05pt solid #000000" fo:border-right="none" fo:border-top="none" fo:border-bottom="0.05pt solid #000000"/>
    </style:style>
    <style:style style:name="Таблица1.D70" style:family="table-cell">
      <style:table-cell-properties fo:padding="0.097cm" fo:border-left="0.05pt solid #000000" fo:border-right="none" fo:border-top="none" fo:border-bottom="0.05pt solid #000000"/>
    </style:style>
    <style:style style:name="Таблица1.E7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B71" style:family="table-cell">
      <style:table-cell-properties fo:padding="0.097cm" fo:border-left="0.05pt solid #000000" fo:border-right="none" fo:border-top="none" fo:border-bottom="0.05pt solid #000000"/>
    </style:style>
    <style:style style:name="Таблица1.C71" style:family="table-cell">
      <style:table-cell-properties fo:padding="0.097cm" fo:border-left="0.05pt solid #000000" fo:border-right="none" fo:border-top="none" fo:border-bottom="0.05pt solid #000000"/>
    </style:style>
    <style:style style:name="Таблица1.D71" style:family="table-cell">
      <style:table-cell-properties fo:padding="0.097cm" fo:border-left="0.05pt solid #000000" fo:border-right="none" fo:border-top="none" fo:border-bottom="0.05pt solid #000000"/>
    </style:style>
    <style:style style:name="Таблица1.E7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2" style:family="table-cell">
      <style:table-cell-properties fo:padding="0.097cm" fo:border-left="0.05pt solid #000000" fo:border-right="none" fo:border-top="none" fo:border-bottom="0.05pt solid #000000"/>
    </style:style>
    <style:style style:name="Таблица1.B72" style:family="table-cell">
      <style:table-cell-properties fo:padding="0.097cm" fo:border-left="0.05pt solid #000000" fo:border-right="none" fo:border-top="none" fo:border-bottom="0.05pt solid #000000"/>
    </style:style>
    <style:style style:name="Таблица1.C72" style:family="table-cell">
      <style:table-cell-properties fo:padding="0.097cm" fo:border-left="0.05pt solid #000000" fo:border-right="none" fo:border-top="none" fo:border-bottom="0.05pt solid #000000"/>
    </style:style>
    <style:style style:name="Таблица1.D72" style:family="table-cell">
      <style:table-cell-properties fo:padding="0.097cm" fo:border-left="0.05pt solid #000000" fo:border-right="none" fo:border-top="none" fo:border-bottom="0.05pt solid #000000"/>
    </style:style>
    <style:style style:name="Таблица1.E7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3" style:family="table-cell">
      <style:table-cell-properties fo:padding="0.097cm" fo:border-left="0.05pt solid #000000" fo:border-right="none" fo:border-top="none" fo:border-bottom="0.05pt solid #000000"/>
    </style:style>
    <style:style style:name="Таблица1.B73" style:family="table-cell">
      <style:table-cell-properties fo:padding="0.097cm" fo:border-left="0.05pt solid #000000" fo:border-right="none" fo:border-top="none" fo:border-bottom="0.05pt solid #000000"/>
    </style:style>
    <style:style style:name="Таблица1.C73" style:family="table-cell">
      <style:table-cell-properties fo:padding="0.097cm" fo:border-left="0.05pt solid #000000" fo:border-right="none" fo:border-top="none" fo:border-bottom="0.05pt solid #000000"/>
    </style:style>
    <style:style style:name="Таблица1.D73" style:family="table-cell">
      <style:table-cell-properties fo:padding="0.097cm" fo:border-left="0.05pt solid #000000" fo:border-right="none" fo:border-top="none" fo:border-bottom="0.05pt solid #000000"/>
    </style:style>
    <style:style style:name="Таблица1.E7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4" style:family="table-cell">
      <style:table-cell-properties fo:padding="0.097cm" fo:border-left="0.05pt solid #000000" fo:border-right="none" fo:border-top="none" fo:border-bottom="0.05pt solid #000000"/>
    </style:style>
    <style:style style:name="Таблица1.B74" style:family="table-cell">
      <style:table-cell-properties fo:padding="0.097cm" fo:border-left="0.05pt solid #000000" fo:border-right="none" fo:border-top="none" fo:border-bottom="0.05pt solid #000000"/>
    </style:style>
    <style:style style:name="Таблица1.C74" style:family="table-cell">
      <style:table-cell-properties fo:padding="0.097cm" fo:border-left="0.05pt solid #000000" fo:border-right="none" fo:border-top="none" fo:border-bottom="0.05pt solid #000000"/>
    </style:style>
    <style:style style:name="Таблица1.D74" style:family="table-cell">
      <style:table-cell-properties fo:padding="0.097cm" fo:border-left="0.05pt solid #000000" fo:border-right="none" fo:border-top="none" fo:border-bottom="0.05pt solid #000000"/>
    </style:style>
    <style:style style:name="Таблица1.E7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5" style:family="table-cell">
      <style:table-cell-properties fo:padding="0.097cm" fo:border-left="0.05pt solid #000000" fo:border-right="none" fo:border-top="none" fo:border-bottom="0.05pt solid #000000"/>
    </style:style>
    <style:style style:name="Таблица1.B75" style:family="table-cell">
      <style:table-cell-properties fo:padding="0.097cm" fo:border-left="0.05pt solid #000000" fo:border-right="none" fo:border-top="none" fo:border-bottom="0.05pt solid #000000"/>
    </style:style>
    <style:style style:name="Таблица1.C75" style:family="table-cell">
      <style:table-cell-properties fo:padding="0.097cm" fo:border-left="0.05pt solid #000000" fo:border-right="none" fo:border-top="none" fo:border-bottom="0.05pt solid #000000"/>
    </style:style>
    <style:style style:name="Таблица1.D75" style:family="table-cell">
      <style:table-cell-properties fo:padding="0.097cm" fo:border-left="0.05pt solid #000000" fo:border-right="none" fo:border-top="none" fo:border-bottom="0.05pt solid #000000"/>
    </style:style>
    <style:style style:name="Таблица1.E7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6" style:family="table-cell">
      <style:table-cell-properties fo:padding="0.097cm" fo:border-left="0.05pt solid #000000" fo:border-right="none" fo:border-top="none" fo:border-bottom="0.05pt solid #000000"/>
    </style:style>
    <style:style style:name="Таблица1.B76" style:family="table-cell">
      <style:table-cell-properties fo:padding="0.097cm" fo:border-left="0.05pt solid #000000" fo:border-right="none" fo:border-top="none" fo:border-bottom="0.05pt solid #000000"/>
    </style:style>
    <style:style style:name="Таблица1.C76" style:family="table-cell">
      <style:table-cell-properties fo:padding="0.097cm" fo:border-left="0.05pt solid #000000" fo:border-right="none" fo:border-top="none" fo:border-bottom="0.05pt solid #000000"/>
    </style:style>
    <style:style style:name="Таблица1.D76" style:family="table-cell">
      <style:table-cell-properties fo:padding="0.097cm" fo:border-left="0.05pt solid #000000" fo:border-right="none" fo:border-top="none" fo:border-bottom="0.05pt solid #000000"/>
    </style:style>
    <style:style style:name="Таблица1.E7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7" style:family="table-cell">
      <style:table-cell-properties fo:padding="0.097cm" fo:border-left="0.05pt solid #000000" fo:border-right="none" fo:border-top="none" fo:border-bottom="0.05pt solid #000000"/>
    </style:style>
    <style:style style:name="Таблица1.B77" style:family="table-cell">
      <style:table-cell-properties fo:padding="0.097cm" fo:border-left="0.05pt solid #000000" fo:border-right="none" fo:border-top="none" fo:border-bottom="0.05pt solid #000000"/>
    </style:style>
    <style:style style:name="Таблица1.C77" style:family="table-cell">
      <style:table-cell-properties fo:padding="0.097cm" fo:border-left="0.05pt solid #000000" fo:border-right="none" fo:border-top="none" fo:border-bottom="0.05pt solid #000000"/>
    </style:style>
    <style:style style:name="Таблица1.D77" style:family="table-cell">
      <style:table-cell-properties fo:padding="0.097cm" fo:border-left="0.05pt solid #000000" fo:border-right="none" fo:border-top="none" fo:border-bottom="0.05pt solid #000000"/>
    </style:style>
    <style:style style:name="Таблица1.E7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8" style:family="table-cell">
      <style:table-cell-properties fo:padding="0.097cm" fo:border-left="0.05pt solid #000000" fo:border-right="none" fo:border-top="none" fo:border-bottom="0.05pt solid #000000"/>
    </style:style>
    <style:style style:name="Таблица1.B78" style:family="table-cell">
      <style:table-cell-properties fo:padding="0.097cm" fo:border-left="0.05pt solid #000000" fo:border-right="none" fo:border-top="none" fo:border-bottom="0.05pt solid #000000"/>
    </style:style>
    <style:style style:name="Таблица1.C78" style:family="table-cell">
      <style:table-cell-properties fo:padding="0.097cm" fo:border-left="0.05pt solid #000000" fo:border-right="none" fo:border-top="none" fo:border-bottom="0.05pt solid #000000"/>
    </style:style>
    <style:style style:name="Таблица1.D78" style:family="table-cell">
      <style:table-cell-properties fo:padding="0.097cm" fo:border-left="0.05pt solid #000000" fo:border-right="none" fo:border-top="none" fo:border-bottom="0.05pt solid #000000"/>
    </style:style>
    <style:style style:name="Таблица1.E7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9" style:family="table-cell">
      <style:table-cell-properties fo:padding="0.097cm" fo:border-left="0.05pt solid #000000" fo:border-right="none" fo:border-top="none" fo:border-bottom="0.05pt solid #000000"/>
    </style:style>
    <style:style style:name="Таблица1.B79" style:family="table-cell">
      <style:table-cell-properties fo:padding="0.097cm" fo:border-left="0.05pt solid #000000" fo:border-right="none" fo:border-top="none" fo:border-bottom="0.05pt solid #000000"/>
    </style:style>
    <style:style style:name="Таблица1.C79" style:family="table-cell">
      <style:table-cell-properties fo:padding="0.097cm" fo:border-left="0.05pt solid #000000" fo:border-right="none" fo:border-top="none" fo:border-bottom="0.05pt solid #000000"/>
    </style:style>
    <style:style style:name="Таблица1.D79" style:family="table-cell">
      <style:table-cell-properties fo:padding="0.097cm" fo:border-left="0.05pt solid #000000" fo:border-right="none" fo:border-top="none" fo:border-bottom="0.05pt solid #000000"/>
    </style:style>
    <style:style style:name="Таблица1.E7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0" style:family="table-cell">
      <style:table-cell-properties fo:padding="0.097cm" fo:border-left="0.05pt solid #000000" fo:border-right="none" fo:border-top="none" fo:border-bottom="0.05pt solid #000000"/>
    </style:style>
    <style:style style:name="Таблица1.B80" style:family="table-cell">
      <style:table-cell-properties fo:padding="0.097cm" fo:border-left="0.05pt solid #000000" fo:border-right="none" fo:border-top="none" fo:border-bottom="0.05pt solid #000000"/>
    </style:style>
    <style:style style:name="Таблица1.C80" style:family="table-cell">
      <style:table-cell-properties fo:padding="0.097cm" fo:border-left="0.05pt solid #000000" fo:border-right="none" fo:border-top="none" fo:border-bottom="0.05pt solid #000000"/>
    </style:style>
    <style:style style:name="Таблица1.D80" style:family="table-cell">
      <style:table-cell-properties fo:padding="0.097cm" fo:border-left="0.05pt solid #000000" fo:border-right="none" fo:border-top="none" fo:border-bottom="0.05pt solid #000000"/>
    </style:style>
    <style:style style:name="Таблица1.E8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1" style:family="table-cell">
      <style:table-cell-properties fo:padding="0.097cm" fo:border-left="0.05pt solid #000000" fo:border-right="none" fo:border-top="none" fo:border-bottom="0.05pt solid #000000"/>
    </style:style>
    <style:style style:name="Таблица1.B81" style:family="table-cell">
      <style:table-cell-properties fo:padding="0.097cm" fo:border-left="0.05pt solid #000000" fo:border-right="none" fo:border-top="none" fo:border-bottom="0.05pt solid #000000"/>
    </style:style>
    <style:style style:name="Таблица1.C81" style:family="table-cell">
      <style:table-cell-properties fo:padding="0.097cm" fo:border-left="0.05pt solid #000000" fo:border-right="none" fo:border-top="none" fo:border-bottom="0.05pt solid #000000"/>
    </style:style>
    <style:style style:name="Таблица1.D81" style:family="table-cell">
      <style:table-cell-properties fo:padding="0.097cm" fo:border-left="0.05pt solid #000000" fo:border-right="none" fo:border-top="none" fo:border-bottom="0.05pt solid #000000"/>
    </style:style>
    <style:style style:name="Таблица1.E8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2" style:family="table-cell">
      <style:table-cell-properties fo:padding="0.097cm" fo:border-left="0.05pt solid #000000" fo:border-right="none" fo:border-top="none" fo:border-bottom="0.05pt solid #000000"/>
    </style:style>
    <style:style style:name="Таблица1.B82" style:family="table-cell">
      <style:table-cell-properties fo:padding="0.097cm" fo:border-left="0.05pt solid #000000" fo:border-right="none" fo:border-top="none" fo:border-bottom="0.05pt solid #000000"/>
    </style:style>
    <style:style style:name="Таблица1.C82" style:family="table-cell">
      <style:table-cell-properties fo:padding="0.097cm" fo:border-left="0.05pt solid #000000" fo:border-right="none" fo:border-top="none" fo:border-bottom="0.05pt solid #000000"/>
    </style:style>
    <style:style style:name="Таблица1.D82" style:family="table-cell">
      <style:table-cell-properties fo:padding="0.097cm" fo:border-left="0.05pt solid #000000" fo:border-right="none" fo:border-top="none" fo:border-bottom="0.05pt solid #000000"/>
    </style:style>
    <style:style style:name="Таблица1.E8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3" style:family="table-cell">
      <style:table-cell-properties fo:padding="0.097cm" fo:border-left="0.05pt solid #000000" fo:border-right="none" fo:border-top="none" fo:border-bottom="0.05pt solid #000000"/>
    </style:style>
    <style:style style:name="Таблица1.B83" style:family="table-cell">
      <style:table-cell-properties fo:padding="0.097cm" fo:border-left="0.05pt solid #000000" fo:border-right="none" fo:border-top="none" fo:border-bottom="0.05pt solid #000000"/>
    </style:style>
    <style:style style:name="Таблица1.C83" style:family="table-cell">
      <style:table-cell-properties fo:padding="0.097cm" fo:border-left="0.05pt solid #000000" fo:border-right="none" fo:border-top="none" fo:border-bottom="0.05pt solid #000000"/>
    </style:style>
    <style:style style:name="Таблица1.D83" style:family="table-cell">
      <style:table-cell-properties fo:padding="0.097cm" fo:border-left="0.05pt solid #000000" fo:border-right="none" fo:border-top="none" fo:border-bottom="0.05pt solid #000000"/>
    </style:style>
    <style:style style:name="Таблица1.E8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4" style:family="table-cell">
      <style:table-cell-properties fo:padding="0.097cm" fo:border-left="0.05pt solid #000000" fo:border-right="none" fo:border-top="none" fo:border-bottom="0.05pt solid #000000"/>
    </style:style>
    <style:style style:name="Таблица1.B84" style:family="table-cell">
      <style:table-cell-properties fo:padding="0.097cm" fo:border-left="0.05pt solid #000000" fo:border-right="none" fo:border-top="none" fo:border-bottom="0.05pt solid #000000"/>
    </style:style>
    <style:style style:name="Таблица1.C84" style:family="table-cell">
      <style:table-cell-properties fo:padding="0.097cm" fo:border-left="0.05pt solid #000000" fo:border-right="none" fo:border-top="none" fo:border-bottom="0.05pt solid #000000"/>
    </style:style>
    <style:style style:name="Таблица1.D84" style:family="table-cell">
      <style:table-cell-properties fo:padding="0.097cm" fo:border-left="0.05pt solid #000000" fo:border-right="none" fo:border-top="none" fo:border-bottom="0.05pt solid #000000"/>
    </style:style>
    <style:style style:name="Таблица1.E8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5" style:family="table-cell">
      <style:table-cell-properties fo:padding="0.097cm" fo:border-left="0.05pt solid #000000" fo:border-right="none" fo:border-top="none" fo:border-bottom="0.05pt solid #000000"/>
    </style:style>
    <style:style style:name="Таблица1.B85" style:family="table-cell">
      <style:table-cell-properties fo:padding="0.097cm" fo:border-left="0.05pt solid #000000" fo:border-right="none" fo:border-top="none" fo:border-bottom="0.05pt solid #000000"/>
    </style:style>
    <style:style style:name="Таблица1.C85" style:family="table-cell">
      <style:table-cell-properties fo:padding="0.097cm" fo:border-left="0.05pt solid #000000" fo:border-right="none" fo:border-top="none" fo:border-bottom="0.05pt solid #000000"/>
    </style:style>
    <style:style style:name="Таблица1.D85" style:family="table-cell">
      <style:table-cell-properties fo:padding="0.097cm" fo:border-left="0.05pt solid #000000" fo:border-right="none" fo:border-top="none" fo:border-bottom="0.05pt solid #000000"/>
    </style:style>
    <style:style style:name="Таблица1.E8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6" style:family="table-cell">
      <style:table-cell-properties fo:padding="0.097cm" fo:border-left="0.05pt solid #000000" fo:border-right="none" fo:border-top="none" fo:border-bottom="0.05pt solid #000000"/>
    </style:style>
    <style:style style:name="Таблица1.B86" style:family="table-cell">
      <style:table-cell-properties fo:padding="0.097cm" fo:border-left="0.05pt solid #000000" fo:border-right="none" fo:border-top="none" fo:border-bottom="0.05pt solid #000000"/>
    </style:style>
    <style:style style:name="Таблица1.C86" style:family="table-cell">
      <style:table-cell-properties fo:padding="0.097cm" fo:border-left="0.05pt solid #000000" fo:border-right="none" fo:border-top="none" fo:border-bottom="0.05pt solid #000000"/>
    </style:style>
    <style:style style:name="Таблица1.D86" style:family="table-cell">
      <style:table-cell-properties fo:padding="0.097cm" fo:border-left="0.05pt solid #000000" fo:border-right="none" fo:border-top="none" fo:border-bottom="0.05pt solid #000000"/>
    </style:style>
    <style:style style:name="Таблица1.E8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7" style:family="table-cell">
      <style:table-cell-properties fo:padding="0.097cm" fo:border-left="0.05pt solid #000000" fo:border-right="none" fo:border-top="none" fo:border-bottom="0.05pt solid #000000"/>
    </style:style>
    <style:style style:name="Таблица1.B87" style:family="table-cell">
      <style:table-cell-properties fo:padding="0.097cm" fo:border-left="0.05pt solid #000000" fo:border-right="none" fo:border-top="none" fo:border-bottom="0.05pt solid #000000"/>
    </style:style>
    <style:style style:name="Таблица1.C87" style:family="table-cell">
      <style:table-cell-properties fo:padding="0.097cm" fo:border-left="0.05pt solid #000000" fo:border-right="none" fo:border-top="none" fo:border-bottom="0.05pt solid #000000"/>
    </style:style>
    <style:style style:name="Таблица1.D87" style:family="table-cell">
      <style:table-cell-properties fo:padding="0.097cm" fo:border-left="0.05pt solid #000000" fo:border-right="none" fo:border-top="none" fo:border-bottom="0.05pt solid #000000"/>
    </style:style>
    <style:style style:name="Таблица1.E8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8" style:family="table-cell">
      <style:table-cell-properties fo:padding="0.097cm" fo:border-left="0.05pt solid #000000" fo:border-right="none" fo:border-top="none" fo:border-bottom="0.05pt solid #000000"/>
    </style:style>
    <style:style style:name="Таблица1.B88" style:family="table-cell">
      <style:table-cell-properties fo:padding="0.097cm" fo:border-left="0.05pt solid #000000" fo:border-right="none" fo:border-top="none" fo:border-bottom="0.05pt solid #000000"/>
    </style:style>
    <style:style style:name="Таблица1.C88" style:family="table-cell">
      <style:table-cell-properties fo:padding="0.097cm" fo:border-left="0.05pt solid #000000" fo:border-right="none" fo:border-top="none" fo:border-bottom="0.05pt solid #000000"/>
    </style:style>
    <style:style style:name="Таблица1.D88" style:family="table-cell">
      <style:table-cell-properties fo:padding="0.097cm" fo:border-left="0.05pt solid #000000" fo:border-right="none" fo:border-top="none" fo:border-bottom="0.05pt solid #000000"/>
    </style:style>
    <style:style style:name="Таблица1.E8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9" style:family="table-cell">
      <style:table-cell-properties fo:padding="0.097cm" fo:border-left="0.05pt solid #000000" fo:border-right="none" fo:border-top="none" fo:border-bottom="0.05pt solid #000000"/>
    </style:style>
    <style:style style:name="Таблица1.B89" style:family="table-cell">
      <style:table-cell-properties fo:padding="0.097cm" fo:border-left="0.05pt solid #000000" fo:border-right="none" fo:border-top="none" fo:border-bottom="0.05pt solid #000000"/>
    </style:style>
    <style:style style:name="Таблица1.C89" style:family="table-cell">
      <style:table-cell-properties fo:padding="0.097cm" fo:border-left="0.05pt solid #000000" fo:border-right="none" fo:border-top="none" fo:border-bottom="0.05pt solid #000000"/>
    </style:style>
    <style:style style:name="Таблица1.D89" style:family="table-cell">
      <style:table-cell-properties fo:padding="0.097cm" fo:border-left="0.05pt solid #000000" fo:border-right="none" fo:border-top="none" fo:border-bottom="0.05pt solid #000000"/>
    </style:style>
    <style:style style:name="Таблица1.E8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0" style:family="table-cell">
      <style:table-cell-properties fo:padding="0.097cm" fo:border-left="0.05pt solid #000000" fo:border-right="none" fo:border-top="none" fo:border-bottom="0.05pt solid #000000"/>
    </style:style>
    <style:style style:name="Таблица1.B90" style:family="table-cell">
      <style:table-cell-properties fo:padding="0.097cm" fo:border-left="0.05pt solid #000000" fo:border-right="none" fo:border-top="none" fo:border-bottom="0.05pt solid #000000"/>
    </style:style>
    <style:style style:name="Таблица1.C90" style:family="table-cell">
      <style:table-cell-properties fo:padding="0.097cm" fo:border-left="0.05pt solid #000000" fo:border-right="none" fo:border-top="none" fo:border-bottom="0.05pt solid #000000"/>
    </style:style>
    <style:style style:name="Таблица1.D90" style:family="table-cell">
      <style:table-cell-properties fo:padding="0.097cm" fo:border-left="0.05pt solid #000000" fo:border-right="none" fo:border-top="none" fo:border-bottom="0.05pt solid #000000"/>
    </style:style>
    <style:style style:name="Таблица1.E9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1" style:family="table-cell">
      <style:table-cell-properties fo:padding="0.097cm" fo:border-left="0.05pt solid #000000" fo:border-right="none" fo:border-top="none" fo:border-bottom="0.05pt solid #000000"/>
    </style:style>
    <style:style style:name="Таблица1.B91" style:family="table-cell">
      <style:table-cell-properties fo:padding="0.097cm" fo:border-left="0.05pt solid #000000" fo:border-right="none" fo:border-top="none" fo:border-bottom="0.05pt solid #000000"/>
    </style:style>
    <style:style style:name="Таблица1.C91" style:family="table-cell">
      <style:table-cell-properties fo:padding="0.097cm" fo:border-left="0.05pt solid #000000" fo:border-right="none" fo:border-top="none" fo:border-bottom="0.05pt solid #000000"/>
    </style:style>
    <style:style style:name="Таблица1.D91" style:family="table-cell">
      <style:table-cell-properties fo:padding="0.097cm" fo:border-left="0.05pt solid #000000" fo:border-right="none" fo:border-top="none" fo:border-bottom="0.05pt solid #000000"/>
    </style:style>
    <style:style style:name="Таблица1.E9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2" style:family="table-cell">
      <style:table-cell-properties fo:padding="0.097cm" fo:border-left="0.05pt solid #000000" fo:border-right="none" fo:border-top="none" fo:border-bottom="0.05pt solid #000000"/>
    </style:style>
    <style:style style:name="Таблица1.B92" style:family="table-cell">
      <style:table-cell-properties fo:padding="0.097cm" fo:border-left="0.05pt solid #000000" fo:border-right="none" fo:border-top="none" fo:border-bottom="0.05pt solid #000000"/>
    </style:style>
    <style:style style:name="Таблица1.C92" style:family="table-cell">
      <style:table-cell-properties fo:padding="0.097cm" fo:border-left="0.05pt solid #000000" fo:border-right="none" fo:border-top="none" fo:border-bottom="0.05pt solid #000000"/>
    </style:style>
    <style:style style:name="Таблица1.D92" style:family="table-cell">
      <style:table-cell-properties fo:padding="0.097cm" fo:border-left="0.05pt solid #000000" fo:border-right="none" fo:border-top="none" fo:border-bottom="0.05pt solid #000000"/>
    </style:style>
    <style:style style:name="Таблица1.E9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3" style:family="table-cell">
      <style:table-cell-properties fo:padding="0.097cm" fo:border-left="0.05pt solid #000000" fo:border-right="none" fo:border-top="none" fo:border-bottom="0.05pt solid #000000"/>
    </style:style>
    <style:style style:name="Таблица1.B93" style:family="table-cell">
      <style:table-cell-properties fo:padding="0.097cm" fo:border-left="0.05pt solid #000000" fo:border-right="none" fo:border-top="none" fo:border-bottom="0.05pt solid #000000"/>
    </style:style>
    <style:style style:name="Таблица1.C93" style:family="table-cell">
      <style:table-cell-properties fo:padding="0.097cm" fo:border-left="0.05pt solid #000000" fo:border-right="none" fo:border-top="none" fo:border-bottom="0.05pt solid #000000"/>
    </style:style>
    <style:style style:name="Таблица1.D93" style:family="table-cell">
      <style:table-cell-properties fo:padding="0.097cm" fo:border-left="0.05pt solid #000000" fo:border-right="none" fo:border-top="none" fo:border-bottom="0.05pt solid #000000"/>
    </style:style>
    <style:style style:name="Таблица1.E9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4" style:family="table-cell">
      <style:table-cell-properties fo:padding="0.097cm" fo:border-left="0.05pt solid #000000" fo:border-right="none" fo:border-top="none" fo:border-bottom="0.05pt solid #000000"/>
    </style:style>
    <style:style style:name="Таблица1.B94" style:family="table-cell">
      <style:table-cell-properties fo:padding="0.097cm" fo:border-left="0.05pt solid #000000" fo:border-right="none" fo:border-top="none" fo:border-bottom="0.05pt solid #000000"/>
    </style:style>
    <style:style style:name="Таблица1.C94" style:family="table-cell">
      <style:table-cell-properties fo:padding="0.097cm" fo:border-left="0.05pt solid #000000" fo:border-right="none" fo:border-top="none" fo:border-bottom="0.05pt solid #000000"/>
    </style:style>
    <style:style style:name="Таблица1.D94" style:family="table-cell">
      <style:table-cell-properties fo:padding="0.097cm" fo:border-left="0.05pt solid #000000" fo:border-right="none" fo:border-top="none" fo:border-bottom="0.05pt solid #000000"/>
    </style:style>
    <style:style style:name="Таблица1.E9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00%"/>
      <style:text-properties officeooo:rsid="000f7404" officeooo:paragraph-rsid="000f7404"/>
    </style:style>
    <style:style style:name="P2" style:family="paragraph" style:parent-style-name="Table_20_Contents">
      <style:paragraph-properties fo:line-height="100%"/>
      <style:text-properties officeooo:rsid="000f7404" officeooo:paragraph-rsid="0010c06a"/>
    </style:style>
    <style:style style:name="P3" style:family="paragraph" style:parent-style-name="Table_20_Contents">
      <style:paragraph-properties fo:line-height="100%"/>
      <style:text-properties officeooo:rsid="000f7404" officeooo:paragraph-rsid="00113e2f"/>
    </style:style>
    <style:style style:name="P4" style:family="paragraph" style:parent-style-name="Table_20_Contents">
      <style:paragraph-properties fo:line-height="100%"/>
      <style:text-properties officeooo:rsid="000f7404" officeooo:paragraph-rsid="0014a75b"/>
    </style:style>
    <style:style style:name="P5" style:family="paragraph" style:parent-style-name="Table_20_Contents">
      <style:paragraph-properties fo:line-height="100%"/>
      <style:text-properties officeooo:rsid="000f7404" officeooo:paragraph-rsid="0021c8ff"/>
    </style:style>
    <style:style style:name="P6" style:family="paragraph" style:parent-style-name="Table_20_Contents">
      <style:paragraph-properties fo:line-height="100%" fo:text-align="center" style:justify-single-word="false"/>
      <style:text-properties fo:font-weight="bold" officeooo:rsid="000f7404" officeooo:paragraph-rsid="000f7404" style:font-weight-asian="bold" style:font-weight-complex="bold"/>
    </style:style>
    <style:style style:name="P7" style:family="paragraph" style:parent-style-name="Table_20_Contents">
      <style:paragraph-properties fo:line-height="100%"/>
      <style:text-properties officeooo:rsid="0010c06a" officeooo:paragraph-rsid="0010c06a"/>
    </style:style>
    <style:style style:name="P8" style:family="paragraph" style:parent-style-name="Table_20_Contents">
      <style:paragraph-properties fo:line-height="100%"/>
      <style:text-properties officeooo:rsid="0010c06a" officeooo:paragraph-rsid="00113e2f"/>
    </style:style>
    <style:style style:name="P9" style:family="paragraph" style:parent-style-name="Table_20_Contents">
      <style:paragraph-properties fo:line-height="100%"/>
      <style:text-properties officeooo:rsid="0010c06a" officeooo:paragraph-rsid="001a3942"/>
    </style:style>
    <style:style style:name="P10" style:family="paragraph" style:parent-style-name="Table_20_Contents">
      <style:paragraph-properties fo:line-height="100%"/>
      <style:text-properties officeooo:rsid="0010c06a" officeooo:paragraph-rsid="001b4493"/>
    </style:style>
    <style:style style:name="P11" style:family="paragraph" style:parent-style-name="Table_20_Contents">
      <style:paragraph-properties fo:line-height="100%"/>
      <style:text-properties officeooo:rsid="0010c06a" officeooo:paragraph-rsid="001c2d2c"/>
    </style:style>
    <style:style style:name="P12" style:family="paragraph" style:parent-style-name="Table_20_Contents">
      <style:paragraph-properties fo:line-height="100%"/>
      <style:text-properties officeooo:rsid="0010c06a" officeooo:paragraph-rsid="001d6d8b"/>
    </style:style>
    <style:style style:name="P13" style:family="paragraph" style:parent-style-name="Table_20_Contents">
      <style:paragraph-properties fo:line-height="100%"/>
      <style:text-properties officeooo:rsid="0010c06a" officeooo:paragraph-rsid="0021c8ff"/>
    </style:style>
    <style:style style:name="P14" style:family="paragraph" style:parent-style-name="Table_20_Contents">
      <style:paragraph-properties fo:line-height="100%"/>
      <style:text-properties officeooo:rsid="00113e2f" officeooo:paragraph-rsid="00113e2f"/>
    </style:style>
    <style:style style:name="P15" style:family="paragraph" style:parent-style-name="Table_20_Contents">
      <style:paragraph-properties fo:line-height="100%"/>
      <style:text-properties officeooo:rsid="00113e2f" officeooo:paragraph-rsid="0014a75b"/>
    </style:style>
    <style:style style:name="P16" style:family="paragraph" style:parent-style-name="Table_20_Contents">
      <style:paragraph-properties fo:line-height="100%"/>
      <style:text-properties officeooo:rsid="00113e2f" officeooo:paragraph-rsid="0017e3f5"/>
    </style:style>
    <style:style style:name="P17" style:family="paragraph" style:parent-style-name="Table_20_Contents">
      <style:paragraph-properties fo:line-height="100%"/>
      <style:text-properties fo:font-style="normal" officeooo:rsid="00113e2f" officeooo:paragraph-rsid="00113e2f" style:font-style-asian="normal" style:font-style-complex="normal"/>
    </style:style>
    <style:style style:name="P18" style:family="paragraph" style:parent-style-name="Table_20_Contents">
      <style:paragraph-properties fo:line-height="100%"/>
      <style:text-properties fo:font-style="normal" officeooo:rsid="00113e2f" officeooo:paragraph-rsid="001a3942" style:font-style-asian="normal" style:font-style-complex="normal"/>
    </style:style>
    <style:style style:name="P19" style:family="paragraph" style:parent-style-name="Table_20_Contents">
      <style:paragraph-properties fo:line-height="100%"/>
      <style:text-properties fo:font-style="normal" officeooo:rsid="00113e2f" officeooo:paragraph-rsid="0014a75b" style:font-style-asian="normal" style:font-style-complex="normal"/>
    </style:style>
    <style:style style:name="P20" style:family="paragraph" style:parent-style-name="Table_20_Contents">
      <style:paragraph-properties fo:line-height="100%"/>
      <style:text-properties fo:font-style="normal" officeooo:rsid="0014a75b" officeooo:paragraph-rsid="0014a75b" style:font-style-asian="normal" style:font-style-complex="normal"/>
    </style:style>
    <style:style style:name="P21" style:family="paragraph" style:parent-style-name="Table_20_Contents">
      <style:paragraph-properties fo:line-height="100%"/>
      <style:text-properties fo:font-style="normal" officeooo:rsid="0017e3f5" officeooo:paragraph-rsid="0017e3f5" style:font-style-asian="normal" style:font-style-complex="normal"/>
    </style:style>
    <style:style style:name="P22" style:family="paragraph" style:parent-style-name="Table_20_Contents">
      <style:paragraph-properties fo:line-height="100%"/>
      <style:text-properties officeooo:rsid="001314b4" officeooo:paragraph-rsid="001a3942"/>
    </style:style>
    <style:style style:name="P23" style:family="paragraph" style:parent-style-name="Table_20_Contents">
      <style:paragraph-properties fo:line-height="100%"/>
      <style:text-properties officeooo:rsid="001314b4" officeooo:paragraph-rsid="001314b4"/>
    </style:style>
    <style:style style:name="P24" style:family="paragraph" style:parent-style-name="Table_20_Contents">
      <style:paragraph-properties fo:line-height="100%"/>
      <style:text-properties officeooo:rsid="0014a75b" officeooo:paragraph-rsid="0014a75b"/>
    </style:style>
    <style:style style:name="P25" style:family="paragraph" style:parent-style-name="Table_20_Contents">
      <style:paragraph-properties fo:line-height="100%"/>
      <style:text-properties fo:font-style="italic" officeooo:rsid="0014a75b" officeooo:paragraph-rsid="0014a75b" style:font-style-asian="italic" style:font-style-complex="italic"/>
    </style:style>
    <style:style style:name="P26" style:family="paragraph" style:parent-style-name="Table_20_Contents">
      <style:paragraph-properties fo:line-height="100%"/>
      <style:text-properties officeooo:rsid="00162d46" officeooo:paragraph-rsid="00162d46"/>
    </style:style>
    <style:style style:name="P27" style:family="paragraph" style:parent-style-name="Table_20_Contents">
      <style:paragraph-properties fo:line-height="100%"/>
      <style:text-properties officeooo:rsid="00162d46" officeooo:paragraph-rsid="001b4493"/>
    </style:style>
    <style:style style:name="P28" style:family="paragraph" style:parent-style-name="Table_20_Contents">
      <style:paragraph-properties fo:line-height="100%"/>
      <style:text-properties officeooo:rsid="0017e3f5" officeooo:paragraph-rsid="0017e3f5"/>
    </style:style>
    <style:style style:name="P29" style:family="paragraph" style:parent-style-name="Table_20_Contents">
      <style:paragraph-properties fo:line-height="100%"/>
      <style:text-properties officeooo:rsid="001b4493" officeooo:paragraph-rsid="001b4493"/>
    </style:style>
    <style:style style:name="P30" style:family="paragraph" style:parent-style-name="Table_20_Contents">
      <style:paragraph-properties fo:line-height="100%"/>
      <style:text-properties officeooo:rsid="001b4493" officeooo:paragraph-rsid="001c2d2c"/>
    </style:style>
    <style:style style:name="P31" style:family="paragraph" style:parent-style-name="Table_20_Contents">
      <style:paragraph-properties fo:line-height="100%"/>
      <style:text-properties officeooo:rsid="001c2d2c" officeooo:paragraph-rsid="001c2d2c"/>
    </style:style>
    <style:style style:name="P32" style:family="paragraph" style:parent-style-name="Table_20_Contents">
      <style:paragraph-properties fo:line-height="100%"/>
    </style:style>
    <style:style style:name="P33" style:family="paragraph" style:parent-style-name="Table_20_Contents">
      <style:paragraph-properties fo:line-height="100%"/>
      <style:text-properties officeooo:rsid="001d6d8b" officeooo:paragraph-rsid="001d6d8b"/>
    </style:style>
    <style:style style:name="P34" style:family="paragraph" style:parent-style-name="Table_20_Contents">
      <style:paragraph-properties fo:line-height="100%"/>
      <style:text-properties officeooo:rsid="001d6d8b" officeooo:paragraph-rsid="001f73d4"/>
    </style:style>
    <style:style style:name="P35" style:family="paragraph" style:parent-style-name="Table_20_Contents">
      <style:paragraph-properties fo:line-height="100%"/>
      <style:text-properties officeooo:rsid="001e9caa" officeooo:paragraph-rsid="001e9caa"/>
    </style:style>
    <style:style style:name="P36" style:family="paragraph" style:parent-style-name="Table_20_Contents">
      <style:paragraph-properties fo:line-height="100%"/>
      <style:text-properties officeooo:rsid="001e9caa" officeooo:paragraph-rsid="001f73d4"/>
    </style:style>
    <style:style style:name="P37" style:family="paragraph" style:parent-style-name="Table_20_Contents">
      <style:paragraph-properties fo:line-height="100%"/>
      <style:text-properties officeooo:rsid="001e9caa" officeooo:paragraph-rsid="002060a6"/>
    </style:style>
    <style:style style:name="P38" style:family="paragraph" style:parent-style-name="Table_20_Contents">
      <style:paragraph-properties fo:line-height="100%"/>
      <style:text-properties officeooo:rsid="001f73d4" officeooo:paragraph-rsid="001f73d4"/>
    </style:style>
    <style:style style:name="P39" style:family="paragraph" style:parent-style-name="Table_20_Contents">
      <style:paragraph-properties fo:line-height="100%"/>
      <style:text-properties officeooo:rsid="0021c8ff" officeooo:paragraph-rsid="0021c8ff"/>
    </style:style>
    <style:style style:name="P40" style:family="paragraph" style:parent-style-name="Table_20_Contents">
      <style:paragraph-properties fo:line-height="100%"/>
      <style:text-properties officeooo:rsid="0023e7fd" officeooo:paragraph-rsid="0023e7fd"/>
    </style:style>
    <style:style style:name="P41" style:family="paragraph" style:parent-style-name="Table_20_Contents">
      <style:paragraph-properties fo:line-height="100%"/>
      <style:text-properties officeooo:rsid="0025d7fb" officeooo:paragraph-rsid="0025d7fb"/>
    </style:style>
    <style:style style:name="P42" style:family="paragraph" style:parent-style-name="Table_20_Contents">
      <style:paragraph-properties fo:line-height="100%"/>
      <style:text-properties officeooo:rsid="0025d7fb" officeooo:paragraph-rsid="00267fc5"/>
    </style:style>
    <style:style style:name="P43" style:family="paragraph" style:parent-style-name="Table_20_Contents">
      <style:paragraph-properties fo:line-height="100%"/>
      <style:text-properties officeooo:rsid="00267fc5" officeooo:paragraph-rsid="00267fc5"/>
    </style:style>
    <style:style style:name="P44" style:family="paragraph" style:parent-style-name="Table_20_Contents">
      <style:paragraph-properties fo:line-height="100%"/>
      <style:text-properties officeooo:rsid="00276637" officeooo:paragraph-rsid="00276637"/>
    </style:style>
    <style:style style:name="P45" style:family="paragraph" style:parent-style-name="Table_20_Contents">
      <style:paragraph-properties fo:line-height="100%"/>
      <style:text-properties officeooo:rsid="0027874c" officeooo:paragraph-rsid="0027874c"/>
    </style:style>
    <style:style style:name="P46" style:family="paragraph" style:parent-style-name="Table_20_Contents" style:list-style-name="L1">
      <style:paragraph-properties fo:line-height="100%"/>
      <style:text-properties officeooo:rsid="000f7404" officeooo:paragraph-rsid="000f7404"/>
    </style:style>
    <style:style style:name="P47" style:family="paragraph" style:parent-style-name="Table_20_Contents" style:list-style-name="L1">
      <style:paragraph-properties fo:line-height="100%"/>
      <style:text-properties officeooo:rsid="0010c06a" officeooo:paragraph-rsid="0010c06a"/>
    </style:style>
    <style:style style:name="P48" style:family="paragraph" style:parent-style-name="Table_20_Contents">
      <style:paragraph-properties fo:line-height="100%"/>
      <style:text-properties officeooo:rsid="0010c06a" officeooo:paragraph-rsid="00284987"/>
    </style:style>
    <style:style style:name="P49" style:family="paragraph" style:parent-style-name="Table_20_Contents" style:list-style-name="L1">
      <style:paragraph-properties fo:line-height="100%"/>
      <style:text-properties officeooo:rsid="00113e2f" officeooo:paragraph-rsid="00113e2f"/>
    </style:style>
    <style:style style:name="P50" style:family="paragraph" style:parent-style-name="Table_20_Contents" style:list-style-name="L1">
      <style:paragraph-properties fo:line-height="100%"/>
      <style:text-properties officeooo:rsid="001314b4" officeooo:paragraph-rsid="001314b4"/>
    </style:style>
    <style:style style:name="P51" style:family="paragraph" style:parent-style-name="Table_20_Contents" style:list-style-name="L1">
      <style:paragraph-properties fo:line-height="100%"/>
      <style:text-properties officeooo:rsid="0014a75b" officeooo:paragraph-rsid="0014a75b"/>
    </style:style>
    <style:style style:name="P52" style:family="paragraph" style:parent-style-name="Table_20_Contents" style:list-style-name="L1">
      <style:paragraph-properties fo:line-height="100%"/>
      <style:text-properties officeooo:rsid="00162d46" officeooo:paragraph-rsid="00162d46"/>
    </style:style>
    <style:style style:name="P53" style:family="paragraph" style:parent-style-name="Table_20_Contents" style:list-style-name="L1">
      <style:paragraph-properties fo:line-height="100%"/>
      <style:text-properties officeooo:rsid="001b4493" officeooo:paragraph-rsid="001b4493"/>
    </style:style>
    <style:style style:name="P54" style:family="paragraph" style:parent-style-name="Table_20_Contents" style:list-style-name="L1">
      <style:paragraph-properties fo:line-height="100%"/>
      <style:text-properties officeooo:rsid="001d6d8b" officeooo:paragraph-rsid="001d6d8b"/>
    </style:style>
    <style:style style:name="P55" style:family="paragraph" style:parent-style-name="Table_20_Contents" style:list-style-name="L1">
      <style:paragraph-properties fo:line-height="100%"/>
      <style:text-properties officeooo:rsid="0021c8ff" officeooo:paragraph-rsid="0021c8ff"/>
    </style:style>
    <style:style style:name="P56" style:family="paragraph" style:parent-style-name="Table_20_Contents" style:list-style-name="L1">
      <style:paragraph-properties fo:line-height="100%"/>
      <style:text-properties officeooo:rsid="0023e7fd" officeooo:paragraph-rsid="0023e7fd"/>
    </style:style>
    <style:style style:name="P57" style:family="paragraph" style:parent-style-name="Table_20_Contents">
      <style:paragraph-properties fo:line-height="100%"/>
      <style:text-properties officeooo:rsid="0023e7fd" officeooo:paragraph-rsid="002868bf"/>
    </style:style>
    <style:style style:name="P58" style:family="paragraph" style:parent-style-name="Table_20_Contents">
      <style:paragraph-properties fo:line-height="100%"/>
      <style:text-properties officeooo:rsid="00284987" officeooo:paragraph-rsid="00284987"/>
    </style:style>
    <style:style style:name="T1" style:family="text">
      <style:text-properties officeooo:rsid="0010c06a"/>
    </style:style>
    <style:style style:name="T2" style:family="text">
      <style:text-properties officeooo:rsid="00113e2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314b4" style:font-style-asian="italic" style:font-style-complex="italic"/>
    </style:style>
    <style:style style:name="T5" style:family="text">
      <style:text-properties fo:font-style="italic" officeooo:rsid="00162698" style:font-style-asian="italic" style:font-style-complex="italic"/>
    </style:style>
    <style:style style:name="T6" style:family="text">
      <style:text-properties officeooo:rsid="001314b4"/>
    </style:style>
    <style:style style:name="T7" style:family="text">
      <style:text-properties officeooo:rsid="0014a75b"/>
    </style:style>
    <style:style style:name="T8" style:family="text">
      <style:text-properties officeooo:rsid="0017e3f5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7e3f5" style:font-style-asian="normal" style:font-style-complex="normal"/>
    </style:style>
    <style:style style:name="T11" style:family="text">
      <style:text-properties fo:font-style="normal" officeooo:rsid="001887f3" style:font-style-asian="normal" style:font-style-complex="normal"/>
    </style:style>
    <style:style style:name="T12" style:family="text">
      <style:text-properties fo:font-style="normal" officeooo:rsid="001b4493" style:font-style-asian="normal" style:font-style-complex="normal"/>
    </style:style>
    <style:style style:name="T13" style:family="text">
      <style:text-properties officeooo:rsid="001887f3"/>
    </style:style>
    <style:style style:name="T14" style:family="text">
      <style:text-properties officeooo:rsid="001a3942"/>
    </style:style>
    <style:style style:name="T15" style:family="text">
      <style:text-properties officeooo:rsid="001b4493"/>
    </style:style>
    <style:style style:name="T16" style:family="text">
      <style:text-properties officeooo:rsid="001c2d2c"/>
    </style:style>
    <style:style style:name="T17" style:family="text">
      <style:text-properties officeooo:rsid="001e9caa"/>
    </style:style>
    <style:style style:name="T18" style:family="text">
      <style:text-properties officeooo:rsid="001f73d4"/>
    </style:style>
    <style:style style:name="T19" style:family="text">
      <style:text-properties officeooo:rsid="002060a6"/>
    </style:style>
    <style:style style:name="T20" style:family="text">
      <style:text-properties officeooo:rsid="0023e7fd"/>
    </style:style>
    <style:style style:name="T21" style:family="text">
      <style:text-properties officeooo:rsid="00267fc5"/>
    </style:style>
    <style:style style:name="T22" style:family="text">
      <style:text-properties officeooo:rsid="002868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6">Номер</text:p>
            </table:table-cell>
            <table:table-cell table:style-name="Таблица1.A1" office:value-type="string">
              <text:p text:style-name="P6">Название</text:p>
            </table:table-cell>
            <table:table-cell table:style-name="Таблица1.A1" office:value-type="string">
              <text:p text:style-name="P6">Подготовка</text:p>
            </table:table-cell>
            <table:table-cell table:style-name="Таблица1.A1" office:value-type="string">
              <text:p text:style-name="P6">Шаги выполнения</text:p>
            </table:table-cell>
            <table:table-cell table:style-name="Таблица1.E1" office:value-type="string">
              <text:p text:style-name="P6">Ожидаемый результат</text:p>
            </table:table-cell>
          </table:table-row>
        </table:table-header-rows>
        <table:table-row table:style-name="Таблица1.1">
          <table:table-cell table:style-name="Таблица1.A14" office:value-type="string">
            <text:list xml:id="list2932523807" text:style-name="L1">
              <text:list-item>
                <text:p text:style-name="P46"/>
              </text:list-item>
            </text:list>
          </table:table-cell>
          <table:table-cell table:style-name="Таблица1.B2" office:value-type="string">
            <text:p text:style-name="P1">Запуск без файла настроек</text:p>
          </table:table-cell>
          <table:table-cell table:style-name="Таблица1.C14" office:value-type="string">
            <text:p text:style-name="P1">1. Удалить outwiker.ini из профиля пользователя.</text:p>
            <text:p text:style-name="P1"/>
            <text:p text:style-name="P1">2. Удалить outwiker.ini из папки программы, если он существует.</text:p>
          </table:table-cell>
          <table:table-cell table:style-name="Таблица1.D2" office:value-type="string">
            <text:p text:style-name="P1">1. Запустить outwiker.exe.</text:p>
            <text:p text:style-name="P1"/>
            <text:p text:style-name="P1">2. Закрыть главное окно программы.</text:p>
          </table:table-cell>
          <table:table-cell table:style-name="Таблица1.E2" office:value-type="string">
            <text:p text:style-name="P1">1. Программа запустится с пустым окном.</text:p>
            <text:p text:style-name="P1"/>
            <text:p text:style-name="P1">2. Размер окна должен быть достаточно большим, чтобы вмещать все основные панели.</text:p>
            <text:p text:style-name="P1"/>
            <text:p text:style-name="P1">3. В файле outwiker.log в папке профиля пользователя не должно быть ошибок.</text:p>
            <text:p text:style-name="P1"/>
            <text:p text:style-name="P1">4. Должен быть создан outwiker.ini в папке outwiker <text:s/>профиля пользователя.</text:p>
          </table:table-cell>
        </table:table-row>
        <table:table-row table:style-name="Таблица1.1">
          <table:table-cell table:style-name="Таблица1.A14" office:value-type="string">
            <text:list xml:id="list92027481396762" text:continue-numbering="true" text:style-name="L1">
              <text:list-item>
                <text:p text:style-name="P46"/>
              </text:list-item>
            </text:list>
          </table:table-cell>
          <table:table-cell table:style-name="Таблица1.B3" office:value-type="string">
            <text:p text:style-name="P1">Запуск в портабельном режиме</text:p>
          </table:table-cell>
          <table:table-cell table:style-name="Таблица1.C14" office:value-type="string">
            <text:p text:style-name="P1">1. Создать пустой файл outwiker.ini в папке с программой.</text:p>
          </table:table-cell>
          <table:table-cell table:style-name="Таблица1.D3" office:value-type="string">
            <text:p text:style-name="P1">1. Запустить outwiker.exe.</text:p>
            <text:p text:style-name="P1"/>
            <text:p text:style-name="P1">2. Закрыть главное окно программы.</text:p>
          </table:table-cell>
          <table:table-cell table:style-name="Таблица1.E3" office:value-type="string">
            <text:p text:style-name="P1">1. Файл outwiker.ini в папке с программой должен содержать сохраненные настройки.</text:p>
            <text:p text:style-name="P1"/>
            <text:p text:style-name="P1">2. Если будет создан outwiker.log, то он не должен содержать ошибок.</text:p>
          </table:table-cell>
        </table:table-row>
        <table:table-row table:style-name="Таблица1.1">
          <table:table-cell table:style-name="Таблица1.A14" office:value-type="string">
            <text:list xml:id="list92027294674832" text:continue-numbering="true" text:style-name="L1">
              <text:list-item>
                <text:p text:style-name="P47"/>
              </text:list-item>
            </text:list>
          </table:table-cell>
          <table:table-cell table:style-name="Таблица1.B4" office:value-type="string">
            <text:p text:style-name="P7">Запуск из папки с русскими буквами</text:p>
          </table:table-cell>
          <table:table-cell table:style-name="Таблица1.C14" office:value-type="string">
            <text:p text:style-name="P7">1. Скопировать программу в папку, путь до которой содержит русские буквы.</text:p>
          </table:table-cell>
          <table:table-cell table:style-name="Таблица1.D4" office:value-type="string">
            <text:p text:style-name="P2">1. Запустить outwiker.exe.</text:p>
            <text:p text:style-name="P2"/>
            <text:p text:style-name="P2">2. Закрыть главное окно программы.</text:p>
          </table:table-cell>
          <table:table-cell table:style-name="Таблица1.E4" office:value-type="string">
            <text:p text:style-name="P2">1. Программа запустится с пустым окном.</text:p>
            <text:p text:style-name="P2"/>
            <text:p text:style-name="P2"><text:span text:style-name="T1">2</text:span>. В файле outwiker.log в папке профиля пользователя не должно быть ошибок.</text:p>
          </table:table-cell>
        </table:table-row>
        <table:table-row table:style-name="Таблица1.1">
          <table:table-cell table:style-name="Таблица1.A14" office:value-type="string">
            <text:list xml:id="list92026723023417" text:continue-numbering="true" text:style-name="L1">
              <text:list-item>
                <text:p text:style-name="P47"/>
              </text:list-item>
            </text:list>
          </table:table-cell>
          <table:table-cell table:style-name="Таблица1.B5" office:value-type="string">
            <text:p text:style-name="P7">Создание нового дерева заметок</text:p>
          </table:table-cell>
          <table:table-cell table:style-name="Таблица1.C14" office:value-type="string">
            <text:p text:style-name="P2">1. Удалить outwiker.ini из профиля пользователя.</text:p>
            <text:p text:style-name="P2"/>
            <text:p text:style-name="P2">2. Удалить outwiker.ini из папки программы, если он существует.</text:p>
          </table:table-cell>
          <table:table-cell table:style-name="Таблица1.D5" office:value-type="string">
            <text:p text:style-name="P7">1. Запустить outwiker.exe.</text:p>
            <text:p text:style-name="P7"/>
            <text:p text:style-name="P7">2. Выбрать пункт меню «Файл — Создать...».</text:p>
            <text:p text:style-name="P7"/>
            <text:p text:style-name="P7">3. Выбрать папку для сохранения заметок и нажать OK.</text:p>
          </table:table-cell>
          <table:table-cell table:style-name="Таблица1.E5" office:value-type="string">
            <text:p text:style-name="P7">1. Будет создано дерево заметок с викистраницей страницей по умолчанию.</text:p>
          </table:table-cell>
        </table:table-row>
        <text:soft-page-break/>
        <table:table-row table:style-name="Таблица1.1">
          <table:table-cell table:style-name="Таблица1.A14" office:value-type="string">
            <text:list xml:id="list92025940007854" text:continue-numbering="true" text:style-name="L1">
              <text:list-item>
                <text:p text:style-name="P47"/>
              </text:list-item>
            </text:list>
          </table:table-cell>
          <table:table-cell table:style-name="Таблица1.B6" office:value-type="string">
            <text:p text:style-name="P7">Автоматическое открытие дерева заметок</text:p>
          </table:table-cell>
          <table:table-cell table:style-name="Таблица1.C14" office:value-type="string">
            <text:p text:style-name="P2">1. Удалить outwiker.ini из профиля пользователя.</text:p>
            <text:p text:style-name="P2"/>
            <text:p text:style-name="P2">2. Удалить outwiker.ini из папки программы, если он существует.</text:p>
          </table:table-cell>
          <table:table-cell table:style-name="Таблица1.D6" office:value-type="string">
            <text:p text:style-name="P7">1. Запустить outwiker.exe.</text:p>
            <text:p text:style-name="P7"/>
            <text:p text:style-name="P7">2. Выбрать пункт меню «Файл — Создать...».</text:p>
            <text:p text:style-name="P7"/>
            <text:p text:style-name="P7">3. Выбрать папку для сохранения заметок и нажать OK.</text:p>
            <text:p text:style-name="P7"/>
            <text:p text:style-name="P7">4. Закрыть главное окно программы.</text:p>
            <text:p text:style-name="P7"/>
            <text:p text:style-name="P7">5. Запустить outwiker.exe.</text:p>
          </table:table-cell>
          <table:table-cell table:style-name="Таблица1.E6" office:value-type="string">
            <text:p text:style-name="P7">Будет открыто созданное в процессе выполнения теста дерево заметок.</text:p>
          </table:table-cell>
        </table:table-row>
        <table:table-row table:style-name="Таблица1.1">
          <table:table-cell table:style-name="Таблица1.A14" office:value-type="string">
            <text:list xml:id="list92026098636498" text:continue-numbering="true" text:style-name="L1">
              <text:list-item>
                <text:p text:style-name="P49"/>
              </text:list-item>
            </text:list>
          </table:table-cell>
          <table:table-cell table:style-name="Таблица1.B7" office:value-type="string">
            <text:p text:style-name="P14">Открытие заметок в режиме «только для чтения»</text:p>
          </table:table-cell>
          <table:table-cell table:style-name="Таблица1.C14" office:value-type="string">
            <text:p text:style-name="P3">1. Удалить outwiker.ini из профиля пользователя.</text:p>
            <text:p text:style-name="P3"/>
            <text:p text:style-name="P3">2. Удалить outwiker.ini из папки программы, если он существует.</text:p>
          </table:table-cell>
          <table:table-cell table:style-name="Таблица1.D7" office:value-type="string">
            <text:p text:style-name="P8">1. Запустить outwiker.exe.</text:p>
            <text:p text:style-name="P8"/>
            <text:p text:style-name="P8">2. Выбрать пункт меню «Файл — Создать...».</text:p>
            <text:p text:style-name="P8"/>
            <text:p text:style-name="P8">3. Выбрать папку для сохранения заметок и нажать OK.</text:p>
            <text:p text:style-name="P8"/>
            <text:p text:style-name="P8">4. Закрыть главное окно программы.</text:p>
            <text:p text:style-name="P8"/>
            <text:p text:style-name="P8">5. Запустить outwiker.exe.</text:p>
            <text:p text:style-name="P8"/>
            <text:p text:style-name="P14">6. Выбрать пункт меню «Файл — Открыть только для чтения...»</text:p>
            <text:p text:style-name="P14"/>
            <text:p text:style-name="P14">7. Попытаться изменить текст <text:span text:style-name="T14">страницы</text:span>.</text:p>
            <text:p text:style-name="P14"/>
            <text:p text:style-name="P14">8. Попытаться создать новую заметку того же уровня, что и уже созданная.</text:p>
            <text:p text:style-name="P14"/>
            <text:p text:style-name="P14">9. Попытаться создать вложенную <text:span text:style-name="T14">страницу</text:span>.</text:p>
          </table:table-cell>
          <table:table-cell table:style-name="Таблица1.E7" office:value-type="string">
            <text:p text:style-name="P14">1. <text:span text:style-name="T1">Будет открыто созданное в процессе выполнения теста дерево заметок.</text:span></text:p>
            <text:p text:style-name="P14"/>
            <text:p text:style-name="P14">2. Невозможно редактировать текст заметки.</text:p>
            <text:p text:style-name="P14"/>
            <text:p text:style-name="P14">3. Невозможно создать новые заметки</text:p>
          </table:table-cell>
        </table:table-row>
        <text:soft-page-break/>
        <table:table-row table:style-name="Таблица1.1">
          <table:table-cell table:style-name="Таблица1.A14" office:value-type="string">
            <text:list xml:id="list92027557365643" text:continue-numbering="true" text:style-name="L1">
              <text:list-item>
                <text:p text:style-name="P49"/>
              </text:list-item>
            </text:list>
          </table:table-cell>
          <table:table-cell table:style-name="Таблица1.B8" office:value-type="string">
            <text:p text:style-name="P24">Командная строка.</text:p>
            <text:p text:style-name="P15"/>
            <text:p text:style-name="P15">Открытие дерева заметок через командную строку с указанием папки с деревом заметок</text:p>
          </table:table-cell>
          <table:table-cell table:style-name="Таблица1.C14" office:value-type="string">
            <text:p text:style-name="P3">1. Удалить outwiker.ini из профиля пользователя.</text:p>
            <text:p text:style-name="P3"/>
            <text:p text:style-name="P3">2. Удалить outwiker.ini из папки программы, если он существует.</text:p>
            <text:p text:style-name="P17"/>
            <text:p text:style-name="P17">5. Создать два разных тестовых дерева заметок</text:p>
          </table:table-cell>
          <table:table-cell table:style-name="Таблица1.D8" office:value-type="string">
            <text:p text:style-name="P8">1. Запустить outwiker.exe.</text:p>
            <text:p text:style-name="P8"/>
            <text:p text:style-name="P9">2. <text:span text:style-name="T2">Открыть test_wiki_1.</text:span></text:p>
            <text:p text:style-name="P8"/>
            <text:p text:style-name="P14">3. Закрыть главное окно программы.</text:p>
            <text:p text:style-name="P14"/>
            <text:p text:style-name="P14">3. Запустить консоль.</text:p>
            <text:p text:style-name="P14"/>
            <text:p text:style-name="P14">4. В консоли выполнить команду <text:span text:style-name="T3">cd </text:span><text:span text:style-name="T4">{</text:span><text:span text:style-name="T3">путь папки с outwiker.exe</text:span><text:span text:style-name="T4">}</text:span></text:p>
            <text:p text:style-name="P17"/>
            <text:p text:style-name="P18">5. В консоли выполнить команду <text:span text:style-name="T6">outwiker {путь до папки </text:span>test_wiki_<text:span text:style-name="T14">2}</text:span></text:p>
          </table:table-cell>
          <table:table-cell table:style-name="Таблица1.E8" office:value-type="string">
            <text:p text:style-name="P22">1. Будет открыто <text:s/>дерево заметок <text:s/><text:span text:style-name="T2">test_wiki_1</text:span></text:p>
          </table:table-cell>
        </table:table-row>
        <table:table-row table:style-name="Таблица1.1">
          <table:table-cell table:style-name="Таблица1.A14" office:value-type="string">
            <text:list xml:id="list92027366343702" text:continue-numbering="true" text:style-name="L1">
              <text:list-item>
                <text:p text:style-name="P50"/>
              </text:list-item>
            </text:list>
          </table:table-cell>
          <table:table-cell table:style-name="Таблица1.B9" office:value-type="string">
            <text:p text:style-name="P24">Командная строка.</text:p>
            <text:p text:style-name="P15"/>
            <text:p text:style-name="P15">Открытие дерева заметок через командную строку с указанием <text:span text:style-name="T6">путь до __page.opt</text:span></text:p>
          </table:table-cell>
          <table:table-cell table:style-name="Таблица1.C14" office:value-type="string">
            <text:p text:style-name="P3">1. Удалить outwiker.ini из профиля пользователя.</text:p>
            <text:p text:style-name="P3"/>
            <text:p text:style-name="P3">2. Удалить outwiker.ini из папки программы, если он существует.</text:p>
          </table:table-cell>
          <table:table-cell table:style-name="Таблица1.D9" office:value-type="string">
            <text:p text:style-name="P8">1. Запустить outwiker.exe.</text:p>
            <text:p text:style-name="P8"/>
            <text:p text:style-name="P8">2. <text:span text:style-name="T2">Открыть заметки test_wiki_1.</text:span></text:p>
            <text:p text:style-name="P8"/>
            <text:p text:style-name="P14">3. Закрыть главное окно программы.</text:p>
            <text:p text:style-name="P14"/>
            <text:p text:style-name="P14">3. Запустить консоль.</text:p>
            <text:p text:style-name="P14"/>
            <text:p text:style-name="P14">4. В консоли выполнить команду <text:span text:style-name="T3">cd </text:span><text:span text:style-name="T4">{</text:span><text:span text:style-name="T3">путь папки с outwiker.exe</text:span><text:span text:style-name="T4">}</text:span></text:p>
            <text:p text:style-name="P17"/>
            <text:p text:style-name="P17">5. В консоли выполнить команду <text:span text:style-name="T4">outwiker {путь до файла __page.opt <text:s/></text:span><text:span text:style-name="T5">test_wiki_2</text:span><text:span text:style-name="T4">}</text:span></text:p>
          </table:table-cell>
          <table:table-cell table:style-name="Таблица1.E9" office:value-type="string">
            <text:p text:style-name="P23">1. Будет открыто второе дерево заметок</text:p>
          </table:table-cell>
        </table:table-row>
        <table:table-row table:style-name="Таблица1.1">
          <table:table-cell table:style-name="Таблица1.A14" office:value-type="string">
            <text:list xml:id="list92026958490066" text:continue-numbering="true" text:style-name="L1">
              <text:list-item>
                <text:p text:style-name="P51"/>
              </text:list-item>
            </text:list>
          </table:table-cell>
          <table:table-cell table:style-name="Таблица1.B10" office:value-type="string">
            <text:p text:style-name="P24">Командная строка.</text:p>
            <text:p text:style-name="P24"/>
            <text:p text:style-name="P24">Вывод справки(--help)</text:p>
          </table:table-cell>
          <table:table-cell table:style-name="Таблица1.C14" office:value-type="string">
            <text:p text:style-name="P4">1. Удалить outwiker.ini из профиля пользователя.</text:p>
            <text:p text:style-name="P4"/>
            <text:p text:style-name="P4">2. Удалить outwiker.ini из папки программы, если он существует.</text:p>
          </table:table-cell>
          <table:table-cell table:style-name="Таблица1.D10" office:value-type="string">
            <text:p text:style-name="P15"><text:span text:style-name="T7">1</text:span>. Запустить консоль.</text:p>
            <text:p text:style-name="P15"/>
            <text:p text:style-name="P15"><text:span text:style-name="T7">2</text:span>. В консоли выполнить команду <text:span text:style-name="T3">cd </text:span><text:span text:style-name="T4">{</text:span><text:span text:style-name="T3">путь папки с outwiker.exe</text:span><text:span text:style-name="T4">}</text:span></text:p>
            <text:p text:style-name="P19"/>
            <text:p text:style-name="P20"><text:span text:style-name="T6">В</text:span>ыполнить команду </text:p>
            <text:p text:style-name="P25">outwiker --help</text:p>
          </table:table-cell>
          <table:table-cell table:style-name="Таблица1.E10" office:value-type="string">
            <text:p text:style-name="P24">1. В консоль будет выведена информация о работе с outwiker из командной строки.</text:p>
            <text:p text:style-name="P24"/>
            <text:p text:style-name="P24">2. Главное окно открыто НЕ будет.</text:p>
          </table:table-cell>
        </table:table-row>
        <text:soft-page-break/>
        <table:table-row table:style-name="Таблица1.1">
          <table:table-cell table:style-name="Таблица1.A14" office:value-type="string">
            <text:list xml:id="list92027276105817" text:continue-numbering="true" text:style-name="L1">
              <text:list-item>
                <text:p text:style-name="P51"/>
              </text:list-item>
            </text:list>
          </table:table-cell>
          <table:table-cell table:style-name="Таблица1.B11" office:value-type="string">
            <text:p text:style-name="P24">Командная строка.</text:p>
            <text:p text:style-name="P24"/>
            <text:p text:style-name="P24">Вывод справки (-h)</text:p>
          </table:table-cell>
          <table:table-cell table:style-name="Таблица1.C14" office:value-type="string">
            <text:p text:style-name="P4">1. Удалить outwiker.ini из профиля пользователя.</text:p>
            <text:p text:style-name="P4"/>
            <text:p text:style-name="P4">2. Удалить outwiker.ini из папки программы, если он существует.</text:p>
          </table:table-cell>
          <table:table-cell table:style-name="Таблица1.D11" office:value-type="string">
            <text:p text:style-name="P15"><text:span text:style-name="T7">1</text:span>. Запустить консоль.</text:p>
            <text:p text:style-name="P15"/>
            <text:p text:style-name="P15"><text:span text:style-name="T7">2</text:span>. В консоли выполнить команду <text:span text:style-name="T3">cd </text:span><text:span text:style-name="T4">{</text:span><text:span text:style-name="T3">путь папки с outwiker.exe</text:span><text:span text:style-name="T4">}</text:span></text:p>
            <text:p text:style-name="P19"/>
            <text:p text:style-name="P20"><text:span text:style-name="T6">В</text:span>ыполнить команду </text:p>
            <text:p text:style-name="P25">outwiker -h</text:p>
          </table:table-cell>
          <table:table-cell table:style-name="Таблица1.E11" office:value-type="string">
            <text:p text:style-name="P24">1. В консоль будет выведена информация о работе с outwiker из командной строки.</text:p>
            <text:p text:style-name="P24"/>
            <text:p text:style-name="P24">2. Главное окно открыто НЕ будет.</text:p>
          </table:table-cell>
        </table:table-row>
        <table:table-row table:style-name="Таблица1.1">
          <table:table-cell table:style-name="Таблица1.A14" office:value-type="string">
            <text:list xml:id="list92027499861634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1.B12" office:value-type="string">
            <text:p text:style-name="P26">Командная строка.</text:p>
            <text:p text:style-name="P26"/>
            <text:p text:style-name="P26">Открытие определенной <text:span text:style-name="T8">страницы по идентификатору</text:span>.</text:p>
          </table:table-cell>
          <table:table-cell table:style-name="Таблица1.C14" office:value-type="string">
            <text:p text:style-name="P32"/>
          </table:table-cell>
          <table:table-cell table:style-name="Таблица1.D12" office:value-type="string">
            <text:p text:style-name="P10">1. Запустить outwiker.exe.</text:p>
            <text:p text:style-name="P10"/>
            <text:p text:style-name="P26"><text:span text:style-name="T15">2</text:span>. Открыть заметки <text:s/><text:span text:style-name="T2">test_wiki_1.</text:span></text:p>
            <text:p text:style-name="P26"/>
            <text:p text:style-name="P26"><text:span text:style-name="T15">3</text:span>. <text:span text:style-name="T8">Выбрать страницу «Вторая страница».</text:span></text:p>
            <text:p text:style-name="P26"/>
            <text:p text:style-name="P28"><text:span text:style-name="T15">4</text:span>. Выбрать пункт меню «Инструменты — Копировать ссылку на страницу». В буфер обмена был помещен идентификатор страницы.</text:p>
            <text:p text:style-name="P28"/>
            <text:p text:style-name="P28"><text:span text:style-name="T15">5</text:span>. Выбрать страницу «Первая страница».</text:p>
            <text:p text:style-name="P28"/>
            <text:p text:style-name="P28"><text:span text:style-name="T15">6</text:span>. Закрыть окно программы.</text:p>
            <text:p text:style-name="P28"/>
            <text:p text:style-name="P28"><text:span text:style-name="T15">7</text:span>.<text:span text:style-name="T7"> Запустить консоль.</text:span></text:p>
            <text:p text:style-name="P16"/>
            <text:p text:style-name="P16"><text:span text:style-name="T15">8</text:span>. <text:span text:style-name="T8">П</text:span><text:span text:style-name="T10">ерейти в папку с outwiker.exe.</text:span></text:p>
            <text:p text:style-name="P21"/>
            <text:p text:style-name="P28"><text:span text:style-name="T12">9</text:span><text:span text:style-name="T9">. Выполнить команду</text:span></text:p>
            <text:p text:style-name="P21">outwiker {путь до test_wiki_1} -- page {идентификатор страницы}</text:p>
          </table:table-cell>
          <table:table-cell table:style-name="Таблица1.E12" office:value-type="string">
            <text:p text:style-name="P28">1. Должны открыться заметки test_wiki_1 и выбрана страница «Вторая страница»</text:p>
          </table:table-cell>
        </table:table-row>
        <text:soft-page-break/>
        <table:table-row table:style-name="Таблица1.1">
          <table:table-cell table:style-name="Таблица1.A14" office:value-type="string">
            <text:list xml:id="list92025878724328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1.B13" office:value-type="string">
            <text:p text:style-name="P26">Командная строка.</text:p>
            <text:p text:style-name="P26"/>
            <text:p text:style-name="P26">Открытие определенной <text:span text:style-name="T8">страницы по относительному пути до страницы</text:span>.</text:p>
          </table:table-cell>
          <table:table-cell table:style-name="Таблица1.C14" office:value-type="string">
            <text:p text:style-name="P32"/>
          </table:table-cell>
          <table:table-cell table:style-name="Таблица1.D13" office:value-type="string">
            <text:p text:style-name="P10">1. Запустить outwiker.exe.</text:p>
            <text:p text:style-name="P10"/>
            <text:p text:style-name="P26"><text:span text:style-name="T15">2</text:span>. Открыть заметки <text:s/><text:span text:style-name="T2">test_wiki_1.</text:span></text:p>
            <text:p text:style-name="P26"/>
            <text:p text:style-name="P26"><text:span text:style-name="T15">3</text:span>. <text:span text:style-name="T8">Выбрать страницу «Вторая страница».</text:span></text:p>
            <text:p text:style-name="P26"/>
            <text:p text:style-name="P28"><text:span text:style-name="T15">4</text:span>. Выбрать пункт меню «Инструменты — Копировать <text:span text:style-name="T13">путь до страницы</text:span>». В буфер обмена был <text:span text:style-name="T13">помещен относительный путь до страницы «Вторая страница»</text:span> страницы.</text:p>
            <text:p text:style-name="P28"/>
            <text:p text:style-name="P28"><text:span text:style-name="T15">5</text:span>. Выбрать страницу «Первая страница».</text:p>
            <text:p text:style-name="P28"/>
            <text:p text:style-name="P28"><text:span text:style-name="T15">6</text:span>. Закрыть окно программы.</text:p>
            <text:p text:style-name="P28"/>
            <text:p text:style-name="P28"><text:span text:style-name="T15">7</text:span>.<text:span text:style-name="T7"> Запустить консоль.</text:span></text:p>
            <text:p text:style-name="P16"/>
            <text:p text:style-name="P16"><text:span text:style-name="T15">8</text:span>. <text:span text:style-name="T8">П</text:span><text:span text:style-name="T10">ерейти в папку с outwiker.exe.</text:span></text:p>
            <text:p text:style-name="P21"/>
            <text:p text:style-name="P28"><text:span text:style-name="T12">9</text:span><text:span text:style-name="T9">. Выполнить команду</text:span></text:p>
            <text:p text:style-name="P28"><text:span text:style-name="T9">outwiker {путь до test_wiki_1} -- page {</text:span><text:span text:style-name="T11">относительный путь до страницы</text:span><text:span text:style-name="T9">}</text:span></text:p>
          </table:table-cell>
          <table:table-cell table:style-name="Таблица1.E13" office:value-type="string">
            <text:p text:style-name="P28">1. Должны открыться заметки test_wiki_1 и выбрана страница «Вторая страница»</text:p>
          </table:table-cell>
        </table:table-row>
        <table:table-row table:style-name="Таблица1.1">
          <table:table-cell table:style-name="Таблица1.A14" office:value-type="string">
            <text:list xml:id="list92026599110855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1.B14" office:value-type="string">
            <text:p text:style-name="P29">Сохранение текста страницы при переключении на другую страницу.</text:p>
            <text:p text:style-name="P29"/>
            <text:p text:style-name="P29">HTML-страница.</text:p>
          </table:table-cell>
          <table:table-cell table:style-name="Таблица1.C14" office:value-type="string">
            <text:p text:style-name="P32"/>
          </table:table-cell>
          <table:table-cell table:style-name="Таблица1.D14" office:value-type="string">
            <text:p text:style-name="P10">1. Запустить outwiker.exe.</text:p>
            <text:p text:style-name="P27"/>
            <text:p text:style-name="P27"><text:span text:style-name="T15">2</text:span>. Открыть заметки <text:s/><text:span text:style-name="T2">test_wiki_1.</text:span></text:p>
            <text:p text:style-name="P27"/>
            <text:p text:style-name="P29">3. Создать новую HTML-страницу.</text:p>
            <text:p text:style-name="P29"/>
            <text:p text:style-name="P29">4. На созданной странице ввести текст.</text:p>
            <text:p text:style-name="P29"/>
            <text:p text:style-name="P29">5. Переключиться на страницу «Первая страница».</text:p>
            <text:p text:style-name="P29"/>
            <text:p text:style-name="P29">6. Переключиться на страницу, созданную на п. 3.</text:p>
          </table:table-cell>
          <table:table-cell table:style-name="Таблица1.E14" office:value-type="string">
            <text:p text:style-name="P29">1. При выборе созданной страницы должен быть показан текст, введенный в п. 4 шагов выполнения.</text:p>
          </table:table-cell>
        </table:table-row>
        <text:soft-page-break/>
        <table:table-row table:style-name="Таблица1.1">
          <table:table-cell table:style-name="Таблица1.A69" office:value-type="string">
            <text:list xml:id="list92027211425543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1.B69" office:value-type="string">
            <text:p text:style-name="P29">Сохранение текста страницы при переключении на другую страницу.</text:p>
            <text:p text:style-name="P29"/>
            <text:p text:style-name="P29">Викистраница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>1. Запустить outwiker.exe.</text:p>
            <text:p text:style-name="P27"/>
            <text:p text:style-name="P27"><text:span text:style-name="T15">2</text:span>. Открыть заметки <text:s/><text:span text:style-name="T2">test_wiki_1.</text:span></text:p>
            <text:p text:style-name="P27"/>
            <text:p text:style-name="P29">3. Создать новую викистраницу.</text:p>
            <text:p text:style-name="P29"/>
            <text:p text:style-name="P29">4. На созданной странице ввести текст.</text:p>
            <text:p text:style-name="P29"/>
            <text:p text:style-name="P29">5. Переключиться на страницу «Первая страница».</text:p>
            <text:p text:style-name="P29"/>
            <text:p text:style-name="P29">6. Переключиться на страницу, созданную на п. 3.</text:p>
          </table:table-cell>
          <table:table-cell table:style-name="Таблица1.E15" office:value-type="string">
            <text:p text:style-name="P29">1. При выборе созданной страницы должен быть показан текст, введенный в п. 4 шагов выполнения.</text:p>
          </table:table-cell>
        </table:table-row>
        <table:table-row table:style-name="Таблица1.1">
          <table:table-cell table:style-name="Таблица1.A69" office:value-type="string">
            <text:list xml:id="list92027162662903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1.B69" office:value-type="string">
            <text:p text:style-name="P29">Сохранение текста страницы при переключении на другую страницу.</text:p>
            <text:p text:style-name="P29"/>
            <text:p text:style-name="P29"><text:span text:style-name="T16">Текстовая страница</text:span>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>1. Запустить outwiker.exe.</text:p>
            <text:p text:style-name="P27"/>
            <text:p text:style-name="P27"><text:span text:style-name="T15">2</text:span>. Открыть заметки <text:s/><text:span text:style-name="T2">test_wiki_1.</text:span></text:p>
            <text:p text:style-name="P27"/>
            <text:p text:style-name="P29">3. Создать новую <text:span text:style-name="T16">текстовую страницу</text:span>.</text:p>
            <text:p text:style-name="P29"/>
            <text:p text:style-name="P29">4. На созданной странице ввести текст.</text:p>
            <text:p text:style-name="P29"/>
            <text:p text:style-name="P29">5. Переключиться на страницу «Первая страница».</text:p>
            <text:p text:style-name="P29"/>
            <text:p text:style-name="P29">6. Переключиться на страницу, созданную на п. 3.</text:p>
          </table:table-cell>
          <table:table-cell table:style-name="Таблица1.E16" office:value-type="string">
            <text:p text:style-name="P29">1. При выборе созданной страницы должен быть показан текст, введенный в п. 4 шагов выполнения.</text:p>
          </table:table-cell>
        </table:table-row>
        <table:table-row table:style-name="Таблица1.1">
          <table:table-cell table:style-name="Таблица1.A69" office:value-type="string">
            <text:list xml:id="list92027094258797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1.B69" office:value-type="string">
            <text:p text:style-name="P29">Сохранение текста страницы при переключении на другую страницу.</text:p>
            <text:p text:style-name="P29"/>
            <text:p text:style-name="P29"><text:span text:style-name="T16">Markdown-страница</text:span>.</text:p>
          </table:table-cell>
          <table:table-cell table:style-name="Таблица1.C69" office:value-type="string">
            <text:p text:style-name="P31">1. Установить плагин Markdown.</text:p>
          </table:table-cell>
          <table:table-cell table:style-name="Таблица1.D69" office:value-type="string">
            <text:p text:style-name="P10">1. Запустить outwiker.exe.</text:p>
            <text:p text:style-name="P27"/>
            <text:p text:style-name="P27"><text:span text:style-name="T15">2</text:span>. Открыть заметки <text:s/><text:span text:style-name="T2">test_wiki_1.</text:span></text:p>
            <text:p text:style-name="P27"/>
            <text:p text:style-name="P29">3. Создать новую викистраницу.</text:p>
            <text:p text:style-name="P29"/>
            <text:p text:style-name="P29">4. На созданной странице ввести текст.</text:p>
            <text:p text:style-name="P29"/>
            <text:p text:style-name="P29">5. Переключиться на страницу «Первая страница».</text:p>
            <text:p text:style-name="P29"/>
            <text:p text:style-name="P29">6. Переключиться на страницу, созданную на п. 3.</text:p>
          </table:table-cell>
          <table:table-cell table:style-name="Таблица1.E17" office:value-type="string">
            <text:p text:style-name="P29">1. При выборе созданной страницы должен быть показан текст, введенный в п. 4 шагов выполнения.</text:p>
          </table:table-cell>
        </table:table-row>
        <text:soft-page-break/>
        <table:table-row table:style-name="Таблица1.1">
          <table:table-cell table:style-name="Таблица1.A69" office:value-type="string">
            <text:list xml:id="list92027016807898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1.B69" office:value-type="string">
            <text:p text:style-name="P29">Сохранение текста страницы при <text:span text:style-name="T16">закрытии программы</text:span>.</text:p>
            <text:p text:style-name="P29"/>
            <text:p text:style-name="P29">HTML-страница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>1. Запустить outwiker.exe.</text:p>
            <text:p text:style-name="P27"/>
            <text:p text:style-name="P27"><text:span text:style-name="T15">2</text:span>. Открыть заметки <text:s/><text:span text:style-name="T2">test_wiki_1.</text:span></text:p>
            <text:p text:style-name="P27"/>
            <text:p text:style-name="P29">3. Создать новую HTML-страницу.</text:p>
            <text:p text:style-name="P29"/>
            <text:p text:style-name="P29">4. На созданной странице ввести текст.</text:p>
            <text:p text:style-name="P29"/>
            <text:p text:style-name="P29">5. <text:span text:style-name="T16">Закрыть главное окно программы.</text:span></text:p>
            <text:p text:style-name="P29"/>
            <text:p text:style-name="P11"><text:span text:style-name="T16">6</text:span>. Запустить outwiker.exe.</text:p>
          </table:table-cell>
          <table:table-cell table:style-name="Таблица1.E18" office:value-type="string">
            <text:p text:style-name="P29">1. При <text:span text:style-name="T16">повторном открытии созданной заметки</text:span> должен быть показан текст, введенный в п. 4 шагов выполнения.</text:p>
          </table:table-cell>
        </table:table-row>
        <table:table-row table:style-name="Таблица1.1">
          <table:table-cell table:style-name="Таблица1.A69" office:value-type="string">
            <text:list xml:id="list92027585841405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1.B69" office:value-type="string">
            <text:p text:style-name="P29">Сохранение текста страницы при <text:span text:style-name="T16">закрытии программы</text:span>.</text:p>
            <text:p text:style-name="P29"/>
            <text:p text:style-name="P29"><text:span text:style-name="T16">Вики</text:span>страница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>1. Запустить outwiker.exe.</text:p>
            <text:p text:style-name="P27"/>
            <text:p text:style-name="P27"><text:span text:style-name="T15">2</text:span>. Открыть заметки <text:s/><text:span text:style-name="T2">test_wiki_1.</text:span></text:p>
            <text:p text:style-name="P27"/>
            <text:p text:style-name="P29">3. Создать новую <text:span text:style-name="T16">вики</text:span>страницу.</text:p>
            <text:p text:style-name="P29"/>
            <text:p text:style-name="P29">4. На созданной странице ввести текст.</text:p>
            <text:p text:style-name="P29"/>
            <text:p text:style-name="P29">5. <text:span text:style-name="T16">Закрыть главное окно программы.</text:span></text:p>
            <text:p text:style-name="P29"/>
            <text:p text:style-name="P11"><text:span text:style-name="T16">6</text:span>. Запустить outwiker.exe.</text:p>
          </table:table-cell>
          <table:table-cell table:style-name="Таблица1.E19" office:value-type="string">
            <text:p text:style-name="P29">1. При <text:span text:style-name="T16">повторном открытии созданной заметки</text:span> должен быть показан текст, введенный в п. 4 шагов выполнения.</text:p>
          </table:table-cell>
        </table:table-row>
        <table:table-row table:style-name="Таблица1.1">
          <table:table-cell table:style-name="Таблица1.A69" office:value-type="string">
            <text:list xml:id="list92026873403471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1.B69" office:value-type="string">
            <text:p text:style-name="P29">Сохранение текста страницы при <text:span text:style-name="T16">закрытии программы</text:span>.</text:p>
            <text:p text:style-name="P29"/>
            <text:p text:style-name="P29"><text:span text:style-name="T16">Текстовая </text:span>страница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>1. Запустить outwiker.exe.</text:p>
            <text:p text:style-name="P27"/>
            <text:p text:style-name="P27"><text:span text:style-name="T15">2</text:span>. Открыть заметки <text:s/><text:span text:style-name="T2">test_wiki_1.</text:span></text:p>
            <text:p text:style-name="P27"/>
            <text:p text:style-name="P29">3. Создать новую <text:span text:style-name="T16">текстовую </text:span>страницу.</text:p>
            <text:p text:style-name="P29"/>
            <text:p text:style-name="P29">4. На созданной странице ввести текст.</text:p>
            <text:p text:style-name="P29"/>
            <text:p text:style-name="P29">5. <text:span text:style-name="T16">Закрыть главное окно программы.</text:span></text:p>
            <text:p text:style-name="P29"/>
            <text:p text:style-name="P11"><text:span text:style-name="T16">6</text:span>. Запустить outwiker.exe.</text:p>
          </table:table-cell>
          <table:table-cell table:style-name="Таблица1.E20" office:value-type="string">
            <text:p text:style-name="P29">1. При <text:span text:style-name="T16">повторном открытии созданной заметки</text:span> должен быть показан текст, введенный в п. 4 шагов выполнения.</text:p>
          </table:table-cell>
        </table:table-row>
        <text:soft-page-break/>
        <table:table-row table:style-name="Таблица1.1">
          <table:table-cell table:style-name="Таблица1.A69" office:value-type="string">
            <text:list xml:id="list92026162622122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1.B69" office:value-type="string">
            <text:p text:style-name="P29">Сохранение текста страницы при <text:span text:style-name="T16">закрытии программы</text:span>.</text:p>
            <text:p text:style-name="P29"/>
            <text:p text:style-name="P29"><text:span text:style-name="T16">Markdown</text:span>-страница.</text:p>
          </table:table-cell>
          <table:table-cell table:style-name="Таблица1.C69" office:value-type="string">
            <text:p text:style-name="P31">1. Установить плагин Markdown.</text:p>
          </table:table-cell>
          <table:table-cell table:style-name="Таблица1.D69" office:value-type="string">
            <text:p text:style-name="P10">1. Запустить outwiker.exe.</text:p>
            <text:p text:style-name="P27"/>
            <text:p text:style-name="P27"><text:span text:style-name="T15">2</text:span>. Открыть заметки <text:s/><text:span text:style-name="T2">test_wiki_1.</text:span></text:p>
            <text:p text:style-name="P27"/>
            <text:p text:style-name="P30">3. Создать новую <text:span text:style-name="T16">Markdown</text:span>-страницу.</text:p>
            <text:p text:style-name="P29"/>
            <text:p text:style-name="P29">4. На созданной странице ввести текст.</text:p>
            <text:p text:style-name="P29"/>
            <text:p text:style-name="P29">5. <text:span text:style-name="T16">Закрыть главное окно программы.</text:span></text:p>
            <text:p text:style-name="P29"/>
            <text:p text:style-name="P11"><text:span text:style-name="T16">6</text:span>. Запустить outwiker.exe.</text:p>
          </table:table-cell>
          <table:table-cell table:style-name="Таблица1.E21" office:value-type="string">
            <text:p text:style-name="P29">1. При <text:span text:style-name="T16">повторном открытии созданной заметки</text:span> должен быть показан текст, введенный в п. 4 шагов выполнения.</text:p>
          </table:table-cell>
        </table:table-row>
        <table:table-row table:style-name="Таблица1.1">
          <table:table-cell table:style-name="Таблица1.A69" office:value-type="string">
            <text:list xml:id="list92026255949895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1.B69" office:value-type="string">
            <text:p text:style-name="P33">Поиск по страницам.</text:p>
            <text:p text:style-name="P33"/>
            <text:p text:style-name="P35">Поиск единственной фразы на странице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2">1. Запустить outwiker.exe.</text:p>
            <text:p text:style-name="P12"/>
            <text:p text:style-name="P33">2. Удалить страницу глобального поиска, если она существует.</text:p>
            <text:p text:style-name="P33"/>
            <text:p text:style-name="P35">3. Удалить страницу с именем «Временная страница», если она существует.</text:p>
            <text:p text:style-name="P12"/>
            <text:p text:style-name="P33"><text:span text:style-name="T17">4</text:span>. Создать новую викистраницу <text:span text:style-name="T17">с именем «Временная страница»</text:span>.</text:p>
            <text:p text:style-name="P33"/>
            <text:p text:style-name="P33"><text:span text:style-name="T17">5</text:span>. Ввести фразу, которую нужно будет найти.</text:p>
            <text:p text:style-name="P33"/>
            <text:p text:style-name="P33"><text:span text:style-name="T17">6</text:span>. <text:span text:style-name="T17">Выбрать пункт меню «Инструменты — Глобальный поиск»</text:span></text:p>
            <text:p text:style-name="P33"/>
            <text:p text:style-name="P35">7. В открывшейся странице поиска ввести в поле ввода «Фраза для поиска» фразу, введенную в п. 5.</text:p>
            <text:p text:style-name="P35"/>
            <text:p text:style-name="P35">8. Нажать кнопку «Найти»</text:p>
          </table:table-cell>
          <table:table-cell table:style-name="Таблица1.E22" office:value-type="string">
            <text:p text:style-name="P35">В результате поиска должна отобразиться ссылка на страницу «Временная страница»</text:p>
          </table:table-cell>
        </table:table-row>
        <text:soft-page-break/>
        <table:table-row table:style-name="Таблица1.1">
          <table:table-cell table:style-name="Таблица1.A69" office:value-type="string">
            <text:list xml:id="list92027039425282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1.B69" office:value-type="string">
            <text:p text:style-name="P33">Поиск по страницам.</text:p>
            <text:p text:style-name="P33"/>
            <text:p text:style-name="P35">Поиск фразы среди текста на странице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2">1. Запустить outwiker.exe.</text:p>
            <text:p text:style-name="P12"/>
            <text:p text:style-name="P33">2. Удалить страницу глобального поиска, если она существует.</text:p>
            <text:p text:style-name="P33"/>
            <text:p text:style-name="P35">3. Удалить страницу с именем «Временная страница», если она существует.</text:p>
            <text:p text:style-name="P12"/>
            <text:p text:style-name="P33"><text:span text:style-name="T17">4</text:span>. Создать новую викистраницу <text:span text:style-name="T17">с именем «Временная страница»</text:span>.</text:p>
            <text:p text:style-name="P33"/>
            <text:p text:style-name="P35">5. Добавить на страницу какой-нибудь текст.</text:p>
            <text:p text:style-name="P33"/>
            <text:p text:style-name="P33"><text:span text:style-name="T17">6</text:span>. Ввести фразу, которую нужно будет найти.</text:p>
            <text:p text:style-name="P33"/>
            <text:p text:style-name="P35">7. Добавить на страницу какой-нибудь текст.</text:p>
            <text:p text:style-name="P33"/>
            <text:p text:style-name="P33"><text:span text:style-name="T17">8</text:span>. <text:span text:style-name="T17">Выбрать пункт меню «Инструменты — Глобальный поиск»</text:span></text:p>
            <text:p text:style-name="P33"/>
            <text:p text:style-name="P35">9. В открывшейся странице поиска ввести в поле ввода «Фраза для поиска» фразу, введенную в п. 6.</text:p>
            <text:p text:style-name="P35"/>
            <text:p text:style-name="P35">10. Нажать кнопку «Найти»</text:p>
          </table:table-cell>
          <table:table-cell table:style-name="Таблица1.E23" office:value-type="string">
            <text:p text:style-name="P35">В результате поиска должна отобразиться ссылка на страницу «Временная страница»</text:p>
          </table:table-cell>
        </table:table-row>
        <text:soft-page-break/>
        <table:table-row table:style-name="Таблица1.1">
          <table:table-cell table:style-name="Таблица1.A69" office:value-type="string">
            <text:list xml:id="list92027817286090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1.B69" office:value-type="string">
            <text:p text:style-name="P33">Поиск по страницам.</text:p>
            <text:p text:style-name="P33"/>
            <text:p text:style-name="P38">Учет меток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2">1. Запустить outwiker.exe.</text:p>
            <text:p text:style-name="P12"/>
            <text:p text:style-name="P33">2. Удалить страницу глобального поиска, если она существует.</text:p>
            <text:p text:style-name="P33"/>
            <text:p text:style-name="P35">3. Удалить страницу с именем «Временная страница <text:span text:style-name="T18">1</text:span>», если она существует.</text:p>
            <text:p text:style-name="P35"/>
            <text:p text:style-name="P36"><text:span text:style-name="T18">4</text:span>. Удалить страницу с именем «Временная страница <text:span text:style-name="T18">2</text:span>», если она существует.</text:p>
            <text:p text:style-name="P12"/>
            <text:p text:style-name="P33"><text:span text:style-name="T18">5</text:span>. Создать новую викистраницу <text:span text:style-name="T17">с именем «Временная страница 1» и меткой «метка 1»</text:span>.</text:p>
            <text:p text:style-name="P33"/>
            <text:p text:style-name="P33"><text:span text:style-name="T18">6</text:span>. Ввести фразу, которую нужно будет найти.</text:p>
            <text:p text:style-name="P33"/>
            <text:p text:style-name="P34"><text:span text:style-name="T18">7</text:span>. Создать новую викистраницу <text:span text:style-name="T17">с именем «Временная страница 2» и меткой «метка 2»</text:span>.</text:p>
            <text:p text:style-name="P34"/>
            <text:p text:style-name="P34"><text:span text:style-name="T18">8</text:span>. Ввести <text:span text:style-name="T18">ту же </text:span>фразу, <text:span text:style-name="T18">что и в п. 6</text:span>.</text:p>
            <text:p text:style-name="P33"/>
            <text:p text:style-name="P33"><text:span text:style-name="T18">9</text:span>. <text:span text:style-name="T17">Выбрать пункт меню «Инструменты — Глобальный поиск»</text:span></text:p>
            <text:p text:style-name="P33"/>
            <text:p text:style-name="P35">7. В открывшейся странице поиска ввести в поле ввода «Фраза для поиска» фразу, введенную в п. <text:span text:style-name="T18">6 и 8</text:span>.</text:p>
            <text:p text:style-name="P35"/>
            <text:p text:style-name="P38">8. В разделе «Метки» выбрать «метка 1».</text:p>
            <text:p text:style-name="P35"/>
            <text:p text:style-name="P35">8. Нажать кнопку «Найти».</text:p>
          </table:table-cell>
          <table:table-cell table:style-name="Таблица1.E24" office:value-type="string">
            <text:p text:style-name="P35"><text:span text:style-name="T18">1. </text:span>В результате поиска должна отобразиться ссылка на страницу «Временная страница <text:span text:style-name="T18">1</text:span>».</text:p>
            <text:p text:style-name="P35"/>
            <text:p text:style-name="P38">2. В результате поиска не должно быть ссылок на страницу «Временная страница 2»</text:p>
          </table:table-cell>
        </table:table-row>
        <text:soft-page-break/>
        <table:table-row table:style-name="Таблица1.1">
          <table:table-cell table:style-name="Таблица1.A69" office:value-type="string">
            <text:list xml:id="list92027441411579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1.B69" office:value-type="string">
            <text:p text:style-name="P33">Поиск по страницам.</text:p>
            <text:p text:style-name="P33"/>
            <text:p text:style-name="P38">Учет меток. <text:span text:style-name="T19">Любая метка</text:span>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2">1. Запустить outwiker.exe.</text:p>
            <text:p text:style-name="P12"/>
            <text:p text:style-name="P33">2. Удалить страницу глобального поиска, если она существует.</text:p>
            <text:p text:style-name="P33"/>
            <text:p text:style-name="P35">3. Удалить страницу с именем «Временная страница <text:span text:style-name="T18">1</text:span>», если она существует.</text:p>
            <text:p text:style-name="P35"/>
            <text:p text:style-name="P36"><text:span text:style-name="T18">4</text:span>. Удалить страницу с именем «Временная страница <text:span text:style-name="T18">2</text:span>», если она существует.</text:p>
            <text:p text:style-name="P12"/>
            <text:p text:style-name="P33"><text:span text:style-name="T18">5</text:span>. Создать новую викистраницу <text:span text:style-name="T17">с именем «Временная страница 1» и меткой «метка 1»</text:span>.</text:p>
            <text:p text:style-name="P33"/>
            <text:p text:style-name="P33"><text:span text:style-name="T18">6</text:span>. Ввести фразу, которую нужно будет найти.</text:p>
            <text:p text:style-name="P33"/>
            <text:p text:style-name="P34"><text:span text:style-name="T18">7</text:span>. Создать новую викистраницу <text:span text:style-name="T17">с именем «Временная страница 2» и меткой «метка 2»</text:span>.</text:p>
            <text:p text:style-name="P34"/>
            <text:p text:style-name="P34"><text:span text:style-name="T18">8</text:span>. Ввести <text:span text:style-name="T18">ту же </text:span>фразу, <text:span text:style-name="T18">что и в п. 6</text:span>.</text:p>
            <text:p text:style-name="P33"/>
            <text:p text:style-name="P33"><text:span text:style-name="T18">9</text:span>. <text:span text:style-name="T17">Выбрать пункт меню «Инструменты — Глобальный поиск»</text:span></text:p>
            <text:p text:style-name="P33"/>
            <text:p text:style-name="P35">7. В открывшейся странице поиска ввести в поле ввода «Фраза для поиска» фразу, введенную в п. <text:span text:style-name="T18">6 и 8</text:span>.</text:p>
            <text:p text:style-name="P35"/>
            <text:p text:style-name="P38">8. В разделе «Метки» выбрать «метка 1» <text:span text:style-name="T19">и «метка 2»</text:span>.</text:p>
            <text:p text:style-name="P38"/>
            <text:p text:style-name="P38"><text:span text:style-name="T19">9. Переключатель «Метки</text:span>» <text:span text:style-name="T19">перевести в положение «Любая метка»</text:span></text:p>
            <text:p text:style-name="P35"/>
            <text:p text:style-name="P35">8. Нажать кнопку «Найти».</text:p>
          </table:table-cell>
          <table:table-cell table:style-name="Таблица1.E25" office:value-type="string">
            <text:p text:style-name="P37"><text:span text:style-name="T18">1. </text:span>В результате поиска должна отобразиться ссылка на страниц<text:span text:style-name="T19">ы</text:span> «Временная страница <text:span text:style-name="T18">1</text:span>» <text:span text:style-name="T19">и </text:span>«Временная страница <text:span text:style-name="T19">2</text:span>».</text:p>
          </table:table-cell>
        </table:table-row>
        <table:table-row table:style-name="Таблица1.1">
          <table:table-cell table:style-name="Таблица1.A69" office:value-type="string">
            <text:list xml:id="list92026669338924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1.B69" office:value-type="string">
            <text:p text:style-name="P29"/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26" office:value-type="string">
            <text:p text:style-name="P29"/>
          </table:table-cell>
        </table:table-row>
        <text:soft-page-break/>
        <table:table-row table:style-name="Таблица1.1">
          <table:table-cell table:style-name="Таблица1.A69" office:value-type="string">
            <text:list xml:id="list92027632956461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1.B69" office:value-type="string">
            <text:p text:style-name="P33">Поиск по страницам.</text:p>
            <text:p text:style-name="P33"/>
            <text:p text:style-name="P38">Учет меток. <text:span text:style-name="T19">Все метки</text:span>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2">1. Запустить outwiker.exe.</text:p>
            <text:p text:style-name="P12"/>
            <text:p text:style-name="P33">2. Удалить страницу глобального поиска, если она существует.</text:p>
            <text:p text:style-name="P33"/>
            <text:p text:style-name="P35">3. Удалить страницу с именем «Временная страница <text:span text:style-name="T18">1</text:span>», если она существует.</text:p>
            <text:p text:style-name="P35"/>
            <text:p text:style-name="P36"><text:span text:style-name="T18">4</text:span>. Удалить страницу с именем «Временная страница <text:span text:style-name="T18">2</text:span>», если она существует.</text:p>
            <text:p text:style-name="P12"/>
            <text:p text:style-name="P33"><text:span text:style-name="T18">5</text:span>. Создать новую викистраницу <text:span text:style-name="T17">с именем «Временная страница 1» и меткой «метка 1»</text:span>.</text:p>
            <text:p text:style-name="P33"/>
            <text:p text:style-name="P33"><text:span text:style-name="T18">6</text:span>. Ввести фразу, которую нужно будет найти.</text:p>
            <text:p text:style-name="P33"/>
            <text:p text:style-name="P34"><text:span text:style-name="T18">7</text:span>. Создать новую викистраницу <text:span text:style-name="T17">с именем «Временная страница 2» и меткой «метка 2»</text:span>.</text:p>
            <text:p text:style-name="P34"/>
            <text:p text:style-name="P34"><text:span text:style-name="T18">8</text:span>. Ввести <text:span text:style-name="T18">ту же </text:span>фразу, <text:span text:style-name="T18">что и в п. 6</text:span>.</text:p>
            <text:p text:style-name="P33"/>
            <text:p text:style-name="P33"><text:span text:style-name="T18">9</text:span>. <text:span text:style-name="T17">Выбрать пункт меню «Инструменты — Глобальный поиск»</text:span></text:p>
            <text:p text:style-name="P33"/>
            <text:p text:style-name="P35">7. В открывшейся странице поиска ввести в поле ввода «Фраза для поиска» фразу, введенную в п. <text:span text:style-name="T18">6 и 8</text:span>.</text:p>
            <text:p text:style-name="P35"/>
            <text:p text:style-name="P38">8. В разделе «Метки» выбрать «метка 1» <text:span text:style-name="T19">и «метка 2»</text:span>.</text:p>
            <text:p text:style-name="P38"/>
            <text:p text:style-name="P38"><text:span text:style-name="T19">9. Переключатель «Метки</text:span>» <text:span text:style-name="T19">перевести в положение «Все метки»</text:span></text:p>
            <text:p text:style-name="P35"/>
            <text:p text:style-name="P35">8. Нажать кнопку «Найти».</text:p>
          </table:table-cell>
          <table:table-cell table:style-name="Таблица1.E27" office:value-type="string">
            <text:p text:style-name="P37"><text:span text:style-name="T18">1. </text:span>В результате поиска <text:span text:style-name="T19">не должно быть страниц </text:span>«Временная страница <text:span text:style-name="T18">1</text:span>» <text:span text:style-name="T19">и </text:span>«Временная страница <text:span text:style-name="T19">2</text:span>».</text:p>
          </table:table-cell>
        </table:table-row>
        <text:soft-page-break/>
        <table:table-row table:style-name="Таблица1.1">
          <table:table-cell table:style-name="Таблица1.A69" office:value-type="string">
            <text:list xml:id="list92027753845757" text:continue-numbering="true" text:style-name="L1">
              <text:list-item>
                <text:p text:style-name="P55"/>
              </text:list-item>
            </text:list>
          </table:table-cell>
          <table:table-cell table:style-name="Таблица1.B69" office:value-type="string">
            <text:p text:style-name="P39">Проверка орфографии. </text:p>
            <text:p text:style-name="P39"/>
            <text:p text:style-name="P39">HTML-страница</text:p>
          </table:table-cell>
          <table:table-cell table:style-name="Таблица1.C69" office:value-type="string">
            <text:p text:style-name="P5">1. Удалить outwiker.ini из профиля пользователя.</text:p>
            <text:p text:style-name="P5"/>
            <text:p text:style-name="P5">2. Удалить outwiker.ini из папки программы, если он существует.</text:p>
          </table:table-cell>
          <table:table-cell table:style-name="Таблица1.D69" office:value-type="string">
            <text:p text:style-name="P13">1. Запустить outwiker.exe.</text:p>
            <text:p text:style-name="P13"/>
            <text:p text:style-name="P39">2. В настройках программы (Редактор — Проверка орфографии) включить все словари.</text:p>
            <text:p text:style-name="P39"/>
            <text:p text:style-name="P39">3. Убедиться, что проверка орфографии включена.</text:p>
            <text:p text:style-name="P39"/>
            <text:p text:style-name="P39">4. Открыть <text:s/><text:span text:style-name="T2">test_wiki_1.</text:span></text:p>
            <text:p text:style-name="P39"/>
            <text:p text:style-name="P39">5. Открыть страницу «Тестовые страницы/Проверка орфографии/HTML-страница»</text:p>
          </table:table-cell>
          <table:table-cell table:style-name="Таблица1.E28" office:value-type="string">
            <text:p text:style-name="P39">1. Должны быть подчеркнуты русскоязычные слова с ошибками.</text:p>
            <text:p text:style-name="P39"/>
            <text:p text:style-name="P39">2. Не должны быть подчеркнуты правильные русскоязычные слова.</text:p>
            <text:p text:style-name="P39"/>
            <text:p text:style-name="P39">3. Не должны быть подчеркнуты правильные украинские слова.</text:p>
            <text:p text:style-name="P39"/>
            <text:p text:style-name="P39">4. Должны быть подчеркнуты английские слова с ошибками.</text:p>
            <text:p text:style-name="P39"/>
            <text:p text:style-name="P39">5. Не должны быть подчеркнуты правильные английские слова.</text:p>
          </table:table-cell>
        </table:table-row>
        <table:table-row table:style-name="Таблица1.1">
          <table:table-cell table:style-name="Таблица1.A69" office:value-type="string">
            <text:list xml:id="list92026615961181" text:continue-numbering="true" text:style-name="L1">
              <text:list-item>
                <text:p text:style-name="P55"/>
              </text:list-item>
            </text:list>
          </table:table-cell>
          <table:table-cell table:style-name="Таблица1.B69" office:value-type="string">
            <text:p text:style-name="P39">Проверка орфографии. </text:p>
            <text:p text:style-name="P39"/>
            <text:p text:style-name="P39">Викистраница</text:p>
          </table:table-cell>
          <table:table-cell table:style-name="Таблица1.C69" office:value-type="string">
            <text:p text:style-name="P5">1. Удалить outwiker.ini из профиля пользователя.</text:p>
            <text:p text:style-name="P5"/>
            <text:p text:style-name="P5">2. Удалить outwiker.ini из папки программы, если он существует.</text:p>
          </table:table-cell>
          <table:table-cell table:style-name="Таблица1.D69" office:value-type="string">
            <text:p text:style-name="P13">1. Запустить outwiker.exe.</text:p>
            <text:p text:style-name="P13"/>
            <text:p text:style-name="P39">2. В настройках программы (Редактор — Проверка орфографии) включить все словари.</text:p>
            <text:p text:style-name="P39"/>
            <text:p text:style-name="P39">3. Убедиться, что проверка орфографии включена.</text:p>
            <text:p text:style-name="P39"/>
            <text:p text:style-name="P39">4. Открыть <text:s/><text:span text:style-name="T2">test_wiki_1.</text:span></text:p>
            <text:p text:style-name="P39"/>
            <text:p text:style-name="P39">5. Открыть страницу «Тестовые страницы/Проверка орфографии/Викистраница»</text:p>
          </table:table-cell>
          <table:table-cell table:style-name="Таблица1.E29" office:value-type="string">
            <text:p text:style-name="P39">1. Должны быть подчеркнуты русскоязычные слова с ошибками.</text:p>
            <text:p text:style-name="P39"/>
            <text:p text:style-name="P39">2. Не должны быть подчеркнуты правильные русскоязычные слова.</text:p>
            <text:p text:style-name="P39"/>
            <text:p text:style-name="P39">3. Не должны быть подчеркнуты правильные украинские слова.</text:p>
            <text:p text:style-name="P39"/>
            <text:p text:style-name="P39">4. Должны быть подчеркнуты английские слова с ошибками.</text:p>
            <text:p text:style-name="P39"/>
            <text:p text:style-name="P39">5. Не должны быть подчеркнуты правильные английские слова.</text:p>
          </table:table-cell>
        </table:table-row>
        <text:soft-page-break/>
        <table:table-row table:style-name="Таблица1.1">
          <table:table-cell table:style-name="Таблица1.A69" office:value-type="string">
            <text:list xml:id="list92027750852254" text:continue-numbering="true" text:style-name="L1">
              <text:list-item>
                <text:p text:style-name="P55"/>
              </text:list-item>
            </text:list>
          </table:table-cell>
          <table:table-cell table:style-name="Таблица1.B69" office:value-type="string">
            <text:p text:style-name="P39">Проверка орфографии. </text:p>
            <text:p text:style-name="P39"/>
            <text:p text:style-name="P40">Текстовая страница</text:p>
          </table:table-cell>
          <table:table-cell table:style-name="Таблица1.C69" office:value-type="string">
            <text:p text:style-name="P5">1. Удалить outwiker.ini из профиля пользователя.</text:p>
            <text:p text:style-name="P5"/>
            <text:p text:style-name="P5">2. Удалить outwiker.ini из папки программы, если он существует.</text:p>
          </table:table-cell>
          <table:table-cell table:style-name="Таблица1.D69" office:value-type="string">
            <text:p text:style-name="P13">1. Запустить outwiker.exe.</text:p>
            <text:p text:style-name="P13"/>
            <text:p text:style-name="P39">2. В настройках программы (Редактор — Проверка орфографии) включить все словари.</text:p>
            <text:p text:style-name="P39"/>
            <text:p text:style-name="P39">3. Убедиться, что проверка орфографии включена.</text:p>
            <text:p text:style-name="P39"/>
            <text:p text:style-name="P39">4. Открыть <text:s/><text:span text:style-name="T2">test_wiki_1.</text:span></text:p>
            <text:p text:style-name="P39"/>
            <text:p text:style-name="P39">5. Открыть страницу «Тестовые страницы/Проверка орфографии/<text:span text:style-name="T20">Текстовая страница</text:span>»</text:p>
          </table:table-cell>
          <table:table-cell table:style-name="Таблица1.E30" office:value-type="string">
            <text:p text:style-name="P39">1. Должны быть подчеркнуты русскоязычные слова с ошибками.</text:p>
            <text:p text:style-name="P39"/>
            <text:p text:style-name="P39">2. Не должны быть подчеркнуты правильные русскоязычные слова.</text:p>
            <text:p text:style-name="P39"/>
            <text:p text:style-name="P39">3. Не должны быть подчеркнуты правильные украинские слова.</text:p>
            <text:p text:style-name="P39"/>
            <text:p text:style-name="P39">4. Должны быть подчеркнуты английские слова с ошибками.</text:p>
            <text:p text:style-name="P39"/>
            <text:p text:style-name="P39">5. Не должны быть подчеркнуты правильные английские слова.</text:p>
          </table:table-cell>
        </table:table-row>
        <table:table-row table:style-name="Таблица1.1">
          <table:table-cell table:style-name="Таблица1.A69" office:value-type="string">
            <text:list xml:id="list92026588595892" text:continue-numbering="true" text:style-name="L1">
              <text:list-item>
                <text:p text:style-name="P55"/>
              </text:list-item>
            </text:list>
          </table:table-cell>
          <table:table-cell table:style-name="Таблица1.B69" office:value-type="string">
            <text:p text:style-name="P39">Проверка орфографии. </text:p>
            <text:p text:style-name="P39"/>
            <text:p text:style-name="P40">Markdown-страница</text:p>
          </table:table-cell>
          <table:table-cell table:style-name="Таблица1.C69" office:value-type="string">
            <text:p text:style-name="P5">1. Удалить outwiker.ini из профиля пользователя.</text:p>
            <text:p text:style-name="P5"/>
            <text:p text:style-name="P5">2. Удалить outwiker.ini из папки программы, если он существует.</text:p>
            <text:p text:style-name="P5"/>
            <text:p text:style-name="P40">3. Установить плагин Markdown.</text:p>
          </table:table-cell>
          <table:table-cell table:style-name="Таблица1.D69" office:value-type="string">
            <text:p text:style-name="P13">1. Запустить outwiker.exe.</text:p>
            <text:p text:style-name="P13"/>
            <text:p text:style-name="P39">2. В настройках программы (Редактор — Проверка орфографии) включить все словари.</text:p>
            <text:p text:style-name="P39"/>
            <text:p text:style-name="P39">3. Убедиться, что проверка орфографии включена.</text:p>
            <text:p text:style-name="P39"/>
            <text:p text:style-name="P39">4. Открыть <text:s/><text:span text:style-name="T2">test_wiki_1.</text:span></text:p>
            <text:p text:style-name="P39"/>
            <text:p text:style-name="P39">5. Открыть страницу «Тестовые страницы/Проверка орфографии/<text:span text:style-name="T20">Markdown-страница</text:span>»</text:p>
          </table:table-cell>
          <table:table-cell table:style-name="Таблица1.E31" office:value-type="string">
            <text:p text:style-name="P39">1. Должны быть подчеркнуты русскоязычные слова с ошибками.</text:p>
            <text:p text:style-name="P39"/>
            <text:p text:style-name="P39">2. Не должны быть подчеркнуты правильные русскоязычные слова.</text:p>
            <text:p text:style-name="P39"/>
            <text:p text:style-name="P39">3. Не должны быть подчеркнуты правильные украинские слова.</text:p>
            <text:p text:style-name="P39"/>
            <text:p text:style-name="P39">4. Должны быть подчеркнуты английские слова с ошибками.</text:p>
            <text:p text:style-name="P39"/>
            <text:p text:style-name="P39">5. Не должны быть подчеркнуты правильные английские слова.</text:p>
          </table:table-cell>
        </table:table-row>
        <text:soft-page-break/>
        <table:table-row table:style-name="Таблица1.1">
          <table:table-cell table:style-name="Таблица1.A69" office:value-type="string">
            <text:list xml:id="list92026674717963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0">Добавление новых слов в словарь проверки орфографии.</text:p>
            <text:p text:style-name="P40"/>
            <text:p text:style-name="P40">Викистраница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48">1. Запустить outwiker.exe.</text:p>
            <text:p text:style-name="P48"/>
            <text:p text:style-name="P58">2. Открыть любое дерево заметок.</text:p>
            <text:p text:style-name="P48"/>
            <text:p text:style-name="P58">3. Создать новую викистраницу.</text:p>
            <text:p text:style-name="P58"/>
            <text:p text:style-name="P58">4. На странице ввести несуществующее слово.</text:p>
            <text:p text:style-name="P58"/>
            <text:p text:style-name="P58">5. Убедиться, что слово подчеркнуто как ошибочное.</text:p>
            <text:p text:style-name="P58"/>
            <text:p text:style-name="P58">6. Нажать на это слово правой кнопкой мыши.</text:p>
            <text:p text:style-name="P58"/>
            <text:p text:style-name="P58">7. В появившемся контекстном меню в подменю «Орфография» выбрать пункт для добавления слова в словарь.</text:p>
          </table:table-cell>
          <table:table-cell table:style-name="Таблица1.E32" office:value-type="string">
            <text:p text:style-name="P58">1. Введенное слово больше не будет помечаться как ошибочное.</text:p>
          </table:table-cell>
        </table:table-row>
        <table:table-row table:style-name="Таблица1.1">
          <table:table-cell table:style-name="Таблица1.A69" office:value-type="string">
            <text:list xml:id="list92026766195858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0">Добавление новых слов в словарь проверки орфографии.</text:p>
            <text:p text:style-name="P40"/>
            <text:p text:style-name="P40">HTML-страница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48">1. Запустить outwiker.exe.</text:p>
            <text:p text:style-name="P48"/>
            <text:p text:style-name="P58">2. Открыть любое дерево заметок.</text:p>
            <text:p text:style-name="P48"/>
            <text:p text:style-name="P58">3. Создать новую <text:span text:style-name="T22">HTML-</text:span>страницу.</text:p>
            <text:p text:style-name="P58"/>
            <text:p text:style-name="P58">4. На странице ввести несуществующее слово.</text:p>
            <text:p text:style-name="P58"/>
            <text:p text:style-name="P58">5. Убедиться, что слово подчеркнуто как ошибочное.</text:p>
            <text:p text:style-name="P58"/>
            <text:p text:style-name="P58">6. Нажать на это слово правой кнопкой мыши.</text:p>
            <text:p text:style-name="P58"/>
            <text:p text:style-name="P58">7. В появившемся контекстном меню в подменю «Орфография» выбрать пункт для добавления слова в словарь.</text:p>
          </table:table-cell>
          <table:table-cell table:style-name="Таблица1.E33" office:value-type="string">
            <text:p text:style-name="P58">1. Введенное слово больше не будет помечаться как ошибочное.</text:p>
          </table:table-cell>
        </table:table-row>
        <text:soft-page-break/>
        <table:table-row table:style-name="Таблица1.1">
          <table:table-cell table:style-name="Таблица1.A69" office:value-type="string">
            <text:list xml:id="list92027902742485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0">Добавление новых слов в словарь проверки орфографии.</text:p>
            <text:p text:style-name="P40"/>
            <text:p text:style-name="P40">Текстовая страница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48">1. Запустить outwiker.exe.</text:p>
            <text:p text:style-name="P48"/>
            <text:p text:style-name="P58">2. Открыть любое дерево заметок.</text:p>
            <text:p text:style-name="P48"/>
            <text:p text:style-name="P58">3. Создать новую <text:span text:style-name="T22">текстовую </text:span>страницу.</text:p>
            <text:p text:style-name="P58"/>
            <text:p text:style-name="P58">4. На странице ввести несуществующее слово.</text:p>
            <text:p text:style-name="P58"/>
            <text:p text:style-name="P58">5. Убедиться, что слово подчеркнуто как ошибочное.</text:p>
            <text:p text:style-name="P58"/>
            <text:p text:style-name="P58">6. Нажать на это слово правой кнопкой мыши.</text:p>
            <text:p text:style-name="P58"/>
            <text:p text:style-name="P58">7. В появившемся контекстном меню в подменю «Орфография» выбрать пункт для добавления слова в словарь.</text:p>
          </table:table-cell>
          <table:table-cell table:style-name="Таблица1.E34" office:value-type="string">
            <text:p text:style-name="P58">1. Введенное слово больше не будет помечаться как ошибочное.</text:p>
          </table:table-cell>
        </table:table-row>
        <table:table-row table:style-name="Таблица1.1">
          <table:table-cell table:style-name="Таблица1.A69" office:value-type="string">
            <text:list xml:id="list92026498156092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0">Добавление новых слов в словарь проверки орфографии.</text:p>
            <text:p text:style-name="P40"/>
            <text:p text:style-name="P40">Markdown-страница.</text:p>
          </table:table-cell>
          <table:table-cell table:style-name="Таблица1.C69" office:value-type="string">
            <text:p text:style-name="P57"><text:span text:style-name="T22">1. </text:span>Установить плагин Markdown.</text:p>
          </table:table-cell>
          <table:table-cell table:style-name="Таблица1.D69" office:value-type="string">
            <text:p text:style-name="P48">1. Запустить outwiker.exe.</text:p>
            <text:p text:style-name="P48"/>
            <text:p text:style-name="P58">2. Открыть любое дерево заметок.</text:p>
            <text:p text:style-name="P48"/>
            <text:p text:style-name="P58">3. Создать новую <text:span text:style-name="T22">Markdown-</text:span>страницу.</text:p>
            <text:p text:style-name="P58"/>
            <text:p text:style-name="P58">4. На странице ввести несуществующее слово.</text:p>
            <text:p text:style-name="P58"/>
            <text:p text:style-name="P58">5. Убедиться, что слово подчеркнуто как ошибочное.</text:p>
            <text:p text:style-name="P58"/>
            <text:p text:style-name="P58">6. Нажать на это слово правой кнопкой мыши.</text:p>
            <text:p text:style-name="P58"/>
            <text:p text:style-name="P58">7. В появившемся контекстном меню в подменю «Орфография» выбрать пункт для добавления слова в словарь.</text:p>
          </table:table-cell>
          <table:table-cell table:style-name="Таблица1.E35" office:value-type="string">
            <text:p text:style-name="P58">1. Введенное слово больше не будет помечаться как ошибочное.</text:p>
          </table:table-cell>
        </table:table-row>
        <text:soft-page-break/>
        <table:table-row table:style-name="Таблица1.1">
          <table:table-cell table:style-name="Таблица1.A69" office:value-type="string">
            <text:list xml:id="list92026337956944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0">Проверка поиска по странице.</text:p>
            <text:p text:style-name="P40"/>
            <text:p text:style-name="P40">Викистраница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36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8014912672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0">Проверка поиска по странице.</text:p>
            <text:p text:style-name="P40"/>
            <text:p text:style-name="P40">HTML-страница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37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5951336042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0">Проверка поиска по странице.</text:p>
            <text:p text:style-name="P40"/>
            <text:p text:style-name="P40">Текстовая страница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38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6313697255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0">Проверка поиска по странице.</text:p>
            <text:p text:style-name="P40"/>
            <text:p text:style-name="P40">Markdown-страница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3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6493322826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0">Проверка установки горячих клавиш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6092710814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3">Прикрепленные файлы.</text:p>
            <text:p text:style-name="P43"/>
            <text:p text:style-name="P40"><text:span text:style-name="T21">П</text:span>рикреплени<text:span text:style-name="T21">е</text:span> файлов с помощью кнопки на панели инструментов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7565990316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3">Прикрепленные файлы.</text:p>
            <text:p text:style-name="P43"/>
            <text:p text:style-name="P41"><text:span text:style-name="T21">П</text:span>рикреплени<text:span text:style-name="T21">е</text:span> <text:span text:style-name="T21">одного файла</text:span> с помощью перетаскивания файлов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ext:soft-page-break/>
        <table:table-row table:style-name="Таблица1.1">
          <table:table-cell table:style-name="Таблица1.A69" office:value-type="string">
            <text:list xml:id="list92025923843239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3">Прикрепленные файлы.</text:p>
            <text:p text:style-name="P43"/>
            <text:p text:style-name="P42"><text:span text:style-name="T21">П</text:span>рикреплени<text:span text:style-name="T21">е</text:span> <text:span text:style-name="T21">нескольких файлов</text:span> с помощью перетаскивания файлов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7375857267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1">Прикрепленные файлы.</text:p>
            <text:p text:style-name="P41"/>
            <text:p text:style-name="P41">Удаление прикрепленных файлов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6734014630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1">Параметры командной строки.</text:p>
            <text:p text:style-name="P41"/>
            <text:p text:style-name="P41">Проверка открытия в режиме только для чтения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6936403478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1">Проверка открытия справки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7785187531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3">Проверка параметра командной строки --help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6792930456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3">Проверка параметра командной строки --version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7672929965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1">Проверка загрузки всех плагинов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6159586217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1">Проверка инсталятора под Windows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7868438568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1">Проверка бинарного deb-пакета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7030213703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1">Выбор корня дерева заметок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ext:soft-page-break/>
        <table:table-row table:style-name="Таблица1.1">
          <table:table-cell table:style-name="Таблица1.A69" office:value-type="string">
            <text:list xml:id="list92027358900012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1">Закрытие дерева заметок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6910047259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1">Полноэкранный режим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6736540158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1">Создание страницы.</text:p>
            <text:p text:style-name="P41"/>
            <text:p text:style-name="P41">Ввод недопустимых символов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6416651761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3">Некорректные свойства страницы.</text:p>
            <text:p text:style-name="P43"/>
            <text:p text:style-name="P43">Проверка случая, когда в файле настроек страницы указана несуществующая иконка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6123165380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3">Некорректные свойства страницы.</text:p>
            <text:p text:style-name="P43"/>
            <text:p text:style-name="P43">Проверка случая, когда в файле настроек страницы указан испорченный файл иконки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6366172115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1">Раскраска викисинтаксиса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5940866684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1">Раскраска HTML-кода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6640605041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1">Раскраска Markdown-кода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7828041116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1">Включение / отключение плагинов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ext:soft-page-break/>
        <table:table-row table:style-name="Таблица1.1">
          <table:table-cell table:style-name="Таблица1.A69" office:value-type="string">
            <text:list xml:id="list92027380823271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1">Проверка работоспособности плагина UpdateNotifier без установленного <text:s/>плагина Snippets 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7541906610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3">Проверка правильности работы списка последних используемых иконок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7284091244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4">Проверка скрытия / показа панелей инструментов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7119273427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4">Проверка скрытия / показа главных панелей окна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6324979991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4">Проверка сохранения видимости панелей инструментов после закрытия программы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7026482729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4">Проверка сохранения видимости главных панелей окна после закрытия программы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6773626194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4">Сохранение размеров окна.</text:p>
            <text:p text:style-name="P44"/>
            <text:p text:style-name="P44">Окно в нормальном режиме. Первый монитор.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able:table-row table:style-name="Таблица1.1">
          <table:table-cell table:style-name="Таблица1.A69" office:value-type="string">
            <text:list xml:id="list92027429488766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69" office:value-type="string">
            <text:p text:style-name="P44">Сохранение размеров окна.</text:p>
            <text:p text:style-name="P44"/>
            <text:p text:style-name="P44">Окно в развернутом виде. Первый монитор</text:p>
          </table:table-cell>
          <table:table-cell table:style-name="Таблица1.C69" office:value-type="string">
            <text:p text:style-name="P32"/>
          </table:table-cell>
          <table:table-cell table:style-name="Таблица1.D69" office:value-type="string">
            <text:p text:style-name="P10"/>
          </table:table-cell>
          <table:table-cell table:style-name="Таблица1.E69" office:value-type="string">
            <text:p text:style-name="P29"/>
          </table:table-cell>
        </table:table-row>
        <text:soft-page-break/>
        <table:table-row table:style-name="Таблица1.1">
          <table:table-cell table:style-name="Таблица1.A94" office:value-type="string">
            <text:list xml:id="list92025954231043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>Сохранение размеров окна.</text:p>
            <text:p text:style-name="P44"/>
            <text:p text:style-name="P44">Окно в свернутом виде режиме. Первый монитор</text:p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7747911724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>Сохранение размеров окна.</text:p>
            <text:p text:style-name="P44"/>
            <text:p text:style-name="P44">Окно в нормальном режиме. Второй монитор.</text:p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6146391796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>Сохранение размеров окна.</text:p>
            <text:p text:style-name="P44"/>
            <text:p text:style-name="P44">Окно в развернутом виде. Второй монитор</text:p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6760922113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>Сохранение размеров окна.</text:p>
            <text:p text:style-name="P44"/>
            <text:p text:style-name="P44">Окно в свернутом виде режиме. Второй монитор</text:p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6020659659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>Проверка запуска программы в свернутом виде</text:p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6263326036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>Плагин Source.</text:p>
            <text:p text:style-name="P44"/>
            <text:p text:style-name="P44">Проверка работоспособности, если путь до плагина содержит русские буквы.</text:p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7715761653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>Плагин Source.</text:p>
            <text:p text:style-name="P44"/>
            <text:p text:style-name="P44">Проверка поддержки языка 1С.</text:p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ext:soft-page-break/>
        <table:table-row table:style-name="Таблица1.1">
          <table:table-cell table:style-name="Таблица1.A94" office:value-type="string">
            <text:list xml:id="list92026801805963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5">Diagrammer.</text:p>
            <text:p text:style-name="P45"/>
            <text:p text:style-name="P45">Проверка работы плагина, если путь до этого плагина содержит русские буквы</text:p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7052882973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/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6831665671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/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6235080300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/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6461386230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/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6109892848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/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6874900008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/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7665295762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/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8039919184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/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5982001071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/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6566736225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/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7062646674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/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7098233896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/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6533344558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/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7007271776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/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6488011887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/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6859452284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/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  <table:table-row table:style-name="Таблица1.1">
          <table:table-cell table:style-name="Таблица1.A94" office:value-type="string">
            <text:list xml:id="list92025952747990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1.B94" office:value-type="string">
            <text:p text:style-name="P44"/>
          </table:table-cell>
          <table:table-cell table:style-name="Таблица1.C94" office:value-type="string">
            <text:p text:style-name="P32"/>
          </table:table-cell>
          <table:table-cell table:style-name="Таблица1.D94" office:value-type="string">
            <text:p text:style-name="P10"/>
          </table:table-cell>
          <table:table-cell table:style-name="Таблица1.E94" office:value-type="string">
            <text:p text:style-name="P2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4:15:02.424968333</meta:creation-date>
    <meta:generator>LibreOffice/6.0.3.2$Linux_X86_64 LibreOffice_project/00m0$Build-2</meta:generator>
    <dc:date>2018-05-30T09:20:25.705695226</dc:date>
    <meta:editing-duration>PT2H16M16S</meta:editing-duration>
    <meta:editing-cycles>19</meta:editing-cycles>
    <meta:document-statistic meta:table-count="1" meta:image-count="0" meta:object-count="0" meta:page-count="22" meta:paragraph-count="526" meta:word-count="2804" meta:character-count="19633" meta:non-whitespace-character-count="17318"/>
  </office:meta>
</office:document-meta>
</file>